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Poppins" svg:font-family="Poppins, sans-serif"/>
    <style:font-face style:name="SFMono-Regular" svg:font-family="SFMono-Regular, Menlo, Monaco, Consolas, 'Liberation Mono', 'Courier New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left"/>
    </style:style>
    <style:style style:name="Tabla1.A" style:family="table-column">
      <style:table-column-properties style:column-width="7.634cm"/>
    </style:style>
    <style:style style:name="Tabla1.B" style:family="table-column">
      <style:table-column-properties style:column-width="9.364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2.758cm" table:align="left"/>
    </style:style>
    <style:style style:name="Tabla2.A" style:family="table-column">
      <style:table-column-properties style:column-width="2.512cm"/>
    </style:style>
    <style:style style:name="Tabla2.B" style:family="table-column">
      <style:table-column-properties style:column-width="10.246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cm" fo:margin-bottom="0cm" fo:text-align="start" style:justify-single-word="false" fo:orphans="2" fo:widows="2" fo:padding="0.049cm" fo:border="0.002cm solid #b8dce2"/>
    </style:style>
    <style:style style:name="P2" style:family="paragraph" style:parent-style-name="Text_20_body">
      <style:paragraph-properties fo:margin-top="0cm" fo:margin-bottom="0cm" fo:text-align="start" style:justify-single-word="false" fo:orphans="2" fo:widows="2" fo:padding="0.049cm" fo:border="0.002cm solid #b8dce2"/>
      <style:text-properties fo:font-variant="normal" fo:text-transform="none" fo:color="#001a1e" style:font-name="Poppins" fo:font-size="8pt" fo:letter-spacing="normal" fo:font-style="normal" fo:font-weight="normal" fo:background-color="#e7f3f5" style:font-size-asian="8pt" style:font-size-complex="8pt"/>
    </style:style>
    <style:style style:name="P3" style:family="paragraph" style:parent-style-name="Text_20_body">
      <style:paragraph-properties fo:margin-top="0cm" fo:margin-bottom="0cm" fo:text-align="start" style:justify-single-word="false" fo:orphans="2" fo:widows="2" fo:padding="0.049cm" fo:border="0.002cm solid #b8dce2"/>
      <style:text-properties fo:font-variant="normal" fo:text-transform="none" fo:color="#001a1e" style:font-name="Poppins" fo:font-size="8pt" fo:letter-spacing="normal" fo:font-style="normal" fo:font-weight="normal" fo:background-color="#e7f3f5" style:font-name-asian="Poppins" style:font-size-asian="8pt" style:font-style-asian="normal" style:font-weight-asian="normal" style:font-name-complex="Poppins" style:font-size-complex="8pt" style:font-style-complex="normal" style:font-weight-complex="normal"/>
    </style:style>
    <style:style style:name="P4" style:family="paragraph" style:parent-style-name="Text_20_body">
      <style:paragraph-properties fo:margin-top="0cm" fo:margin-bottom="0cm" fo:text-align="start" style:justify-single-word="false" fo:orphans="2" fo:widows="2" fo:padding="0.049cm" fo:border="0.002cm solid #b8dce2"/>
      <style:text-properties fo:font-size="8pt" style:font-size-asian="8pt" style:font-size-complex="8pt"/>
    </style:style>
    <style:style style:name="P5" style:family="paragraph" style:parent-style-name="Text_20_body">
      <style:paragraph-properties fo:margin-top="0cm" fo:margin-bottom="0cm" fo:text-align="start" style:justify-single-word="false" fo:orphans="2" fo:widows="2" fo:padding="0.049cm" fo:border="0.002cm solid #cad0d7"/>
      <style:text-properties fo:font-variant="normal" fo:text-transform="none" fo:color="#1d2125" style:font-name="Poppins" fo:font-size="8pt" fo:letter-spacing="normal" fo:font-style="normal" fo:font-weight="normal" fo:background-color="#f8f9fa" style:font-size-asian="8pt" style:font-size-complex="8pt"/>
    </style:style>
    <style:style style:name="P6" style:family="paragraph" style:parent-style-name="Text_20_body">
      <style:paragraph-properties fo:margin-top="0cm" fo:margin-bottom="0cm" fo:text-align="start" style:justify-single-word="false" fo:orphans="2" fo:widows="2" fo:padding="0.049cm" fo:border="0.002cm solid #cad0d7"/>
      <style:text-properties fo:color="#1177d1" fo:font-size="8pt" style:text-underline-style="solid" style:text-underline-width="auto" style:text-underline-color="font-color" fo:background-color="transparent" style:font-size-asian="8pt" style:font-size-complex="8pt"/>
    </style:style>
    <style:style style:name="P7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02cm solid #b8dce2"/>
    </style:style>
    <style:style style:name="P8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02cm solid #b8dce2"/>
      <style:text-properties fo:font-variant="normal" fo:text-transform="none" fo:color="#001a1e" style:font-name="Poppins" fo:font-size="8pt" fo:letter-spacing="normal" fo:font-style="normal" fo:font-weight="normal" fo:background-color="#e7f3f5" style:font-size-asian="8pt" style:font-size-complex="8pt"/>
    </style:style>
    <style:style style:name="P9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02cm solid #b8dce2"/>
      <style:text-properties fo:font-variant="normal" fo:text-transform="none" fo:color="#001a1e" fo:font-size="8pt" fo:letter-spacing="normal" fo:background-color="#e7f3f5" style:font-size-asian="8pt" style:font-size-complex="8pt"/>
    </style:style>
    <style:style style:name="P10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02cm solid #b8dce2"/>
      <style:text-properties fo:color="#001a1e" fo:font-size="8pt" fo:background-color="#e7f3f5" style:font-size-asian="8pt" style:font-size-complex="8pt"/>
    </style:style>
    <style:style style:name="P11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02cm solid #fbe8cd"/>
    </style:style>
    <style:style style:name="P12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02cm solid #fbe8cd"/>
      <style:text-properties fo:font-variant="normal" fo:text-transform="none" fo:color="#1d2125" style:font-name="Poppins" fo:font-size="8pt" fo:letter-spacing="normal" fo:font-style="normal" fo:font-weight="normal" fo:background-color="#fcefdc" style:font-name-asian="Poppins" style:font-size-asian="8pt" style:font-style-asian="normal" style:font-weight-asian="normal" style:font-name-complex="Poppins" style:font-size-complex="8pt" style:font-style-complex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02cm solid #fbe8cd"/>
      <style:text-properties fo:font-variant="normal" fo:text-transform="none" fo:color="#8e662e" style:font-name="Poppins" fo:font-size="8pt" fo:letter-spacing="normal" fo:font-style="normal" fo:font-weight="normal" fo:background-color="#fcefdc" style:font-size-asian="8pt" style:font-size-complex="8pt"/>
    </style:style>
    <style:style style:name="P14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02cm solid #fbe8cd"/>
      <style:text-properties fo:font-variant="normal" fo:text-transform="none" fo:color="#001a1e" style:font-name="Poppins" fo:font-size="8pt" fo:letter-spacing="normal" fo:font-style="normal" fo:font-weight="normal" style:font-name-asian="Poppins" style:font-size-asian="8pt" style:font-style-asian="normal" style:font-weight-asian="normal" style:font-name-complex="Poppins" style:font-size-complex="8pt" style:font-style-complex="normal" style:font-weight-complex="normal"/>
    </style:style>
    <style:style style:name="P15" style:family="paragraph" style:parent-style-name="Heading_20_3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02cm solid #fbe8cd"/>
      <style:text-properties fo:font-variant="normal" fo:text-transform="none" fo:color="#455a64" style:font-name="Poppins" fo:font-size="8pt" fo:letter-spacing="normal" fo:font-style="normal" fo:font-weight="normal" fo:background-color="#f8f9fa" style:font-size-asian="8pt" style:font-size-complex="8pt"/>
    </style:style>
    <style:style style:name="P16" style:family="paragraph" style:parent-style-name="Heading_20_3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padding="0.049cm" fo:border="0.002cm solid #cad0d7"/>
      <style:text-properties fo:font-variant="normal" fo:text-transform="none" fo:color="#455a64" style:font-name="Poppins" fo:font-size="8pt" fo:letter-spacing="normal" fo:font-style="normal" fo:font-weight="normal" fo:background-color="#f8f9fa" style:font-size-asian="8pt" style:font-size-complex="8pt"/>
    </style:style>
    <style:style style:name="P17" style:family="paragraph" style:parent-style-name="Heading_20_3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padding="0.049cm" fo:border="0.002cm solid #cad0d7"/>
      <style:text-properties fo:font-size="8pt" style:font-size-asian="8pt" style:font-size-complex="8pt"/>
    </style:style>
    <style:style style:name="P18" style:family="paragraph" style:parent-style-name="Heading_20_3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padding="0.049cm" fo:border="0.002cm solid #cad0d7"/>
      <style:text-properties fo:color="#455a64" fo:font-size="8pt" fo:background-color="#f8f9fa" style:font-size-asian="8pt" style:font-size-complex="8pt"/>
    </style:style>
    <style:style style:name="P19" style:family="paragraph" style:parent-style-name="Text_20_body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padding="0.049cm" fo:border="0.002cm solid #cad0d7"/>
      <style:text-properties fo:font-variant="normal" fo:text-transform="none" fo:color="#455a64" style:font-name="Poppins" fo:font-size="8pt" fo:letter-spacing="normal" fo:font-style="normal" fo:font-weight="bold" fo:background-color="#f8f9fa" style:font-size-asian="8pt" style:font-size-complex="8pt"/>
    </style:style>
    <style:style style:name="P20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.074cm" fo:border-left="none" fo:border-right="none" fo:border-top="none" fo:border-bottom="0.002cm solid #000000" style:join-border="false"/>
      <style:text-properties fo:font-variant="normal" fo:text-transform="none" fo:color="#8e662e" style:font-name="Poppins" fo:font-size="8pt" fo:letter-spacing="normal" fo:font-style="normal" fo:font-weight="normal" fo:background-color="#fcefdc" style:font-size-asian="8pt" style:font-size-complex="8pt"/>
    </style:style>
    <style:style style:name="P21" style:family="paragraph" style:parent-style-name="Heading_20_4">
      <style:paragraph-properties fo:line-height="120%"/>
      <style:text-properties fo:color="#455a64" style:font-name="Poppins" fo:font-weight="normal"/>
    </style:style>
    <style:style style:name="P22" style:family="paragraph" style:parent-style-name="Table_20_Contents">
      <style:text-properties fo:font-size="8pt" style:font-size-asian="8pt" style:font-size-complex="8pt"/>
    </style:style>
    <style:style style:name="P23" style:family="paragraph" style:parent-style-name="Heading_20_3">
      <style:text-properties fo:color="#455a64" fo:font-size="8pt" fo:background-color="#f8f9fa" style:font-size-asian="8pt" style:font-size-complex="8pt"/>
    </style:style>
    <style:style style:name="P24" style:family="paragraph" style:parent-style-name="Heading_20_3">
      <style:text-properties fo:font-variant="normal" fo:text-transform="none" fo:color="#455a64" style:font-name="Poppins" fo:font-size="8pt" fo:letter-spacing="normal" fo:font-style="normal" fo:font-weight="normal" fo:background-color="#f8f9fa" style:font-size-asian="8pt" style:font-size-complex="8pt"/>
    </style:style>
    <style:style style:name="T1" style:family="text">
      <style:text-properties fo:font-weight="bold"/>
    </style:style>
    <style:style style:name="T2" style:family="text">
      <style:text-properties fo:language="en" fo:country="none"/>
    </style:style>
    <style:style style:name="T3" style:family="text">
      <style:text-properties fo:color="#e83e8c" style:font-name="SFMono-Regular" fo:font-size="8pt" style:font-size-asian="8pt" style:font-size-complex="8pt"/>
    </style:style>
    <style:style style:name="T4" style:family="text">
      <style:text-properties fo:font-variant="normal" fo:text-transform="none" fo:color="#001a1e" style:font-name="Poppins" fo:font-size="8pt" fo:letter-spacing="normal" fo:font-style="normal" fo:font-weight="normal" fo:background-color="#e7f3f5" style:font-size-asian="8pt" style:font-size-complex="8pt"/>
    </style:style>
    <style:style style:name="T5" style:family="text">
      <style:text-properties fo:font-variant="normal" fo:text-transform="none" fo:color="#001a1e" style:font-name="Poppins" fo:font-size="8pt" fo:letter-spacing="normal" fo:language="en" fo:country="none" fo:font-style="normal" fo:font-weight="normal" fo:background-color="#e7f3f5" style:font-size-asian="8pt" style:font-size-complex="8pt"/>
    </style:style>
    <style:style style:name="T6" style:family="text">
      <style:text-properties fo:font-variant="normal" fo:text-transform="none" fo:color="#001a1e" style:font-name="Poppins" fo:font-size="8pt" fo:letter-spacing="normal" fo:language="fr" fo:country="FR" fo:font-style="normal" fo:font-weight="normal" fo:background-color="#e7f3f5" style:font-size-asian="8pt" style:font-size-complex="8pt"/>
    </style:style>
    <style:style style:name="T7" style:family="text">
      <style:text-properties fo:font-variant="normal" fo:text-transform="none" fo:color="#e83e8c" style:font-name="SFMono-Regular" fo:font-size="8pt" fo:letter-spacing="normal" fo:font-style="normal" fo:font-weight="normal" fo:background-color="#e7f3f5" style:font-size-asian="8pt" style:font-size-complex="8pt"/>
    </style:style>
    <style:style style:name="T8" style:family="text">
      <style:text-properties fo:font-variant="normal" fo:text-transform="none" fo:color="#e83e8c" style:font-name="Poppins" fo:font-size="8pt" fo:letter-spacing="normal" fo:font-style="normal" fo:font-weight="normal" fo:background-color="#e7f3f5" style:font-size-asian="8pt" style:font-size-complex="8pt"/>
    </style:style>
    <style:style style:name="T9" style:family="text">
      <style:text-properties fo:font-variant="normal" fo:text-transform="none" fo:color="#1d2125" style:font-name="Poppins" fo:font-size="8pt" fo:letter-spacing="normal" fo:font-style="normal" fo:font-weight="normal" fo:background-color="#fcefdc" style:font-name-asian="Poppins" style:font-size-asian="8pt" style:font-style-asian="normal" style:font-weight-asian="normal" style:font-name-complex="Poppins" style:font-size-complex="8pt" style:font-style-complex="normal" style:font-weight-complex="normal"/>
    </style:style>
    <style:style style:name="T10" style:family="text">
      <style:text-properties fo:font-variant="normal" fo:text-transform="none" fo:color="#1d2125" style:font-name="Poppins" fo:font-size="8pt" fo:letter-spacing="normal" fo:language="en" fo:country="none" fo:font-style="normal" fo:font-weight="normal" fo:background-color="#fcefdc" style:font-name-asian="Poppins" style:font-size-asian="8pt" style:font-style-asian="normal" style:font-weight-asian="normal" style:font-name-complex="Poppins" style:font-size-complex="8pt" style:font-style-complex="normal" style:font-weight-complex="normal"/>
    </style:style>
    <style:style style:name="T11" style:family="text">
      <style:text-properties fo:font-variant="normal" fo:text-transform="none" fo:color="#1d2125" style:font-name="SFMono-Regular" fo:font-size="8pt" fo:letter-spacing="normal" fo:font-style="normal" fo:font-weight="normal" fo:background-color="#fcefdc" style:font-name-asian="Poppins" style:font-size-asian="8pt" style:font-style-asian="normal" style:font-weight-asian="normal" style:font-name-complex="Poppins" style:font-size-complex="8pt" style:font-style-complex="normal" style:font-weight-complex="normal"/>
    </style:style>
    <style:style style:name="T12" style:family="text">
      <style:text-properties fo:font-variant="normal" fo:text-transform="none" style:font-name="Poppins" fo:letter-spacing="normal" fo:font-style="normal" fo:font-weight="normal"/>
    </style:style>
    <style:style style:name="T13" style:family="text">
      <style:text-properties fo:font-variant="normal" fo:text-transform="none" style:font-name="Poppins" fo:letter-spacing="normal" fo:font-style="normal" fo:font-weight="bold"/>
    </style:style>
    <style:style style:name="T14" style:family="text">
      <style:text-properties fo:font-variant="normal" fo:text-transform="none" fo:color="#455a64" style:font-name="Poppins" fo:letter-spacing="normal" fo:font-style="normal" fo:font-weight="normal" fo:background-color="#f8f9fa"/>
    </style:style>
    <style:style style:name="T15" style:family="text">
      <style:text-properties fo:font-variant="normal" fo:text-transform="none" fo:color="#455a64" style:font-name="Poppins" fo:letter-spacing="normal" fo:font-style="normal" fo:font-weight="bold" fo:background-color="#f8f9fa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fcefdc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3"><text:span text:style-name="T12">Pregunta </text:span><text:span text:style-name="T13">1</text:span></text:h>
      <text:section text:style-name="Sect1" text:name="question-56463-1">
        <text:p text:style-name="P8"><draw:frame draw:style-name="fr1" draw:name="Marco1" text:anchor-type="char" svg:width="0.041cm" draw:z-index="1"><draw:text-box fo:min-height="0.041cm"><text:h text:style-name="P21" text:outline-level="4">Enunciado de la pregunta</text:h></draw:text-box></draw:frame>Una característica de las bases de datos objeto-relacionales es que soportan herencia, con subtipos y subtablas. ¿Verdadero o falso?</text:p>
        <text:p text:style-name="P8">Seleccione una:</text:p>
        <text:p text:style-name="P2">Verdadero </text:p>
        <text:p text:style-name="P2">Falso</text:p>
        <text:p text:style-name="P13"><draw:frame draw:style-name="fr1" draw:name="Marco2" text:anchor-type="char" svg:width="0.041cm" draw:z-index="0"><draw:text-box fo:min-height="0.041cm"><text:h text:style-name="P21" text:outline-level="4">Retroalimentación</text:h></draw:text-box></draw:frame>La respuesta correcta es 'Verdadero'</text:p>
        <text:p text:style-name="P13"/>
      </text:section>
      <text:section text:style-name="Sect1" text:name="question-56463-2">
        <text:h text:style-name="P16" text:outline-level="3">Pregunta <text:span text:style-name="T1">2</text:span></text:h>
        <text:p text:style-name="P6"/>
        <text:p text:style-name="P8"><draw:frame draw:style-name="fr1" draw:name="Marco3" text:anchor-type="char" svg:width="0.041cm" draw:z-index="3"><draw:text-box fo:min-height="0.041cm"><text:h text:style-name="P21" text:outline-level="4">Enunciado de la pregunta</text:h></draw:text-box></draw:frame><text:span text:style-name="T2">PostgreSQL</text:span> proporciona puntos de salvaguarda que permiten descartar selectivamente partes de una transacción. ¿Verdadero o falso?</text:p>
        <text:p text:style-name="P8">Seleccione una:</text:p>
        <text:p text:style-name="P2">Verdadero </text:p>
        <text:p text:style-name="P2">Falso</text:p>
        <text:p text:style-name="P13"><draw:frame draw:style-name="fr1" draw:name="Marco4" text:anchor-type="char" svg:width="0.041cm" draw:z-index="2"><draw:text-box fo:min-height="0.041cm"><text:h text:style-name="P21" text:outline-level="4">Retroalimentación</text:h></draw:text-box></draw:frame>La respuesta correcta es 'Verdadero'</text:p>
        <text:p text:style-name="P13"/>
      </text:section>
      <text:section text:style-name="Sect1" text:name="question-56463-3">
        <text:h text:style-name="P16" text:outline-level="3">Pregunta <text:span text:style-name="T1">3</text:span></text:h>
        <text:p text:style-name="P6"/>
        <text:p text:style-name="P7"><draw:frame draw:style-name="fr1" draw:name="Marco5" text:anchor-type="char" svg:width="0.041cm" draw:z-index="5"><draw:text-box fo:min-height="0.041cm"><text:h text:style-name="P21" text:outline-level="4">Enunciado de la pregunta</text:h></draw:text-box></draw:frame><text:span text:style-name="T4">Para conectar con la base de datos </text:span><text:span text:style-name="T5">PostgreSQL</text:span><text:span text:style-name="T4">, utilizaremos el método </text:span><text:span text:style-name="Source_20_Text"><text:span text:style-name="T7">DriverManager.getConnection()</text:span></text:span><text:span text:style-name="T4">.¿Verdadero o falso?</text:span></text:p>
        <text:p text:style-name="P8">Seleccione una:</text:p>
        <text:p text:style-name="P2">Verdadero </text:p>
        <text:p text:style-name="P2">Falso</text:p>
        <text:p text:style-name="P13"><draw:frame draw:style-name="fr1" draw:name="Marco6" text:anchor-type="char" svg:width="0.041cm" draw:z-index="4"><draw:text-box fo:min-height="0.041cm"><text:h text:style-name="P21" text:outline-level="4">Retroalimentación</text:h></draw:text-box></draw:frame>La respuesta correcta es 'Verdadero'</text:p>
        <text:p text:style-name="P13"/>
      </text:section>
      <text:section text:style-name="Sect1" text:name="question-56463-4">
        <text:h text:style-name="P16" text:outline-level="3">Pregunta <text:span text:style-name="T1">4</text:span></text:h>
        <text:p text:style-name="P6"/>
        <text:p text:style-name="P8"><draw:frame draw:style-name="fr1" draw:name="Marco7" text:anchor-type="char" svg:width="0.041cm" draw:z-index="7"><draw:text-box fo:min-height="0.041cm"><text:h text:style-name="P21" text:outline-level="4">Enunciado de la pregunta</text:h></draw:text-box></draw:frame><text:span text:style-name="T2">PostgreSQL</text:span> proporciona puntos de salvaguarda que permiten descartar selectivamente partes de una transacción. ¿Verdadero o falso?</text:p>
        <text:p text:style-name="P8">Seleccione una:</text:p>
        <text:p text:style-name="P2">Verdadero</text:p>
        <text:p text:style-name="P2">Falso </text:p>
        <text:p text:style-name="P13"><draw:frame draw:style-name="fr1" draw:name="Marco8" text:anchor-type="char" svg:width="0.041cm" draw:z-index="6"><draw:text-box fo:min-height="0.041cm"><text:h text:style-name="P21" text:outline-level="4">Retroalimentación</text:h></draw:text-box></draw:frame>La respuesta correcta es 'Verdadero'</text:p>
        <text:p text:style-name="P13"/>
      </text:section>
      <text:section text:style-name="Sect1" text:name="question-56463-5">
        <text:h text:style-name="P16" text:outline-level="3">Pregunta <text:span text:style-name="T1">5</text:span></text:h>
        <text:p text:style-name="P6"/>
        <text:p text:style-name="P7"><draw:frame draw:style-name="fr1" draw:name="Marco9" text:anchor-type="char" svg:width="0.041cm" draw:z-index="8"><draw:text-box fo:min-height="0.041cm"><text:h text:style-name="P21" text:outline-level="4">Enunciado de la pregunta</text:h></draw:text-box></draw:frame><text:span text:style-name="T4">Una ventaja de las </text:span><text:span text:style-name="ACRONYM"><text:span text:style-name="T4">BDOO</text:span></text:span><text:span text:style-name="T4"> es:</text:span></text:p>
        <text:p text:style-name="P8">Seleccione una:</text:p>
        <text:section text:style-name="Sect1" text:name="q56463:5_answer0_label">
          <text:p text:style-name="P4">a.</text:p>
          <text:p text:style-name="P2">La reutilización de código.</text:p>
        </text:section>
        <text:section text:style-name="Sect1" text:name="q56463:5_answer1_label">
          <text:p text:style-name="P3">b.</text:p>
          <text:p text:style-name="P2">Todas son correctas.</text:p>
        </text:section>
        <text:section text:style-name="Sect1" text:name="q56463:5_answer2_label">
          <text:p text:style-name="P3">c.</text:p>
          <text:p text:style-name="P2">La transparencia.</text:p>
        </text:section>
        <text:section text:style-name="Sect1" text:name="q56463:5_answer3_label">
          <text:p text:style-name="P3">d.</text:p>
          <text:p text:style-name="P2">La extensibilidad.</text:p>
        </text:section>
        <text:p text:style-name="P12"><draw:frame draw:style-name="fr1" draw:name="Marco10" text:anchor-type="char" svg:width="0.041cm" draw:z-index="9"><draw:text-box fo:min-height="0.041cm"><text:h text:style-name="P21" text:outline-level="4">Retroalimentación</text:h></draw:text-box></draw:frame>La respuesta correcta es: Todas son correctas.</text:p>
        <text:p text:style-name="P12"/>
      </text:section>
      <text:section text:style-name="Sect1" text:name="question-56463-6">
        <text:h text:style-name="P16" text:outline-level="3">Pregunta <text:span text:style-name="T1">6</text:span></text:h>
        <text:p text:style-name="P6"/>
        <text:p text:style-name="P7"><draw:frame draw:style-name="fr1" draw:name="Marco11" text:anchor-type="char" svg:width="0.041cm" draw:z-index="10"><draw:text-box fo:min-height="0.041cm"><text:h text:style-name="P21" text:outline-level="4">Enunciado de la pregunta</text:h></draw:text-box></draw:frame><text:span text:style-name="T4">Algunos paquetes del </text:span><text:span text:style-name="ACRONYM"><text:span text:style-name="T5">API</text:span></text:span><text:span text:style-name="T4"> de </text:span><text:span text:style-name="T6">Matisse</text:span><text:span text:style-name="T4"> para </text:span><text:span text:style-name="T5">Java</text:span><text:span text:style-name="T4"> son:</text:span></text:p>
        <text:p text:style-name="P8">Seleccione una o más de una:</text:p>
        <text:section text:style-name="Sect1" text:name="q56463:6_choice0_label">
          <text:p text:style-name="P4">a.</text:p>
          <text:p text:style-name="P7"><text:span text:style-name="Source_20_Text"><text:span text:style-name="T7">MtDatabase</text:span></text:span><text:span text:style-name="T4">.</text:span></text:p>
        </text:section>
        <text:section text:style-name="Sect1" text:name="q56463:6_choice1_label">
          <text:p text:style-name="P3">b.</text:p>
          <text:p text:style-name="P7"><text:span text:style-name="Source_20_Text"><text:span text:style-name="T7">ObjectServer</text:span></text:span><text:span text:style-name="T4">.</text:span></text:p>
        </text:section>
        <text:section text:style-name="Sect1" text:name="q56463:6_choice2_label">
          <text:p text:style-name="P3">c.</text:p>
          <text:p text:style-name="P7"><text:span text:style-name="Source_20_Text"><text:span text:style-name="T7">com.matisse.sql</text:span></text:span><text:span text:style-name="T4">.</text:span></text:p>
        </text:section>
        <text:section text:style-name="Sect1" text:name="q56463:6_choice3_label">
          <text:p text:style-name="P3">d.</text:p>
          <text:p text:style-name="P7"><text:span text:style-name="Source_20_Text"><text:span text:style-name="T7">com.matisse.sql</text:span></text:span><text:span text:style-name="T4">.</text:span></text:p>
        </text:section>
        <text:p text:style-name="P11"><draw:frame draw:style-name="fr1" draw:name="Marco12" text:anchor-type="char" svg:width="0.041cm" draw:z-index="11"><draw:text-box fo:min-height="0.041cm"><text:h text:style-name="P21" text:outline-level="4">Retroalimentación</text:h></draw:text-box></draw:frame><text:span text:style-name="T9">Las respuestas correctas son: </text:span><text:span text:style-name="Source_20_Text"><text:span text:style-name="T11">com.matisse.sql</text:span></text:span><text:span text:style-name="T9">., </text:span><text:span text:style-name="Source_20_Text"><text:span text:style-name="T11">MtDatabase</text:span></text:span><text:span text:style-name="T9">., </text:span><text:span text:style-name="Source_20_Text"><text:span text:style-name="T11">com.matisse.sql</text:span></text:span><text:span text:style-name="T9">.</text:span></text:p>
        <text:p text:style-name="P12"/>
      </text:section>
      <text:section text:style-name="Sect1" text:name="question-56463-7">
        <text:h text:style-name="P16" text:outline-level="3">Pregunta <text:span text:style-name="T1">7</text:span></text:h>
        <text:p text:style-name="P6"/>
        <text:p text:style-name="P8"><draw:frame draw:style-name="fr1" draw:name="Marco13" text:anchor-type="char" svg:width="0.041cm" draw:z-index="12"><draw:text-box fo:min-height="0.041cm"><text:h text:style-name="P21" text:outline-level="4">Enunciado de la pregunta</text:h></draw:text-box></draw:frame>En una tabla con un tipo estructurado, los valores se insertan:</text:p>
        <text:p text:style-name="P8">Seleccione una o más de una:</text:p>
        <text:section text:style-name="Sect1" text:name="q56463:7_choice0_label">
          <text:p text:style-name="P4"><text:soft-page-break/>a.</text:p>
          <text:p text:style-name="P2">Pasando el valor del campo estructurado entre comillas dobles.</text:p>
        </text:section>
        <text:section text:style-name="Sect1" text:name="q56463:7_choice1_label">
          <text:p text:style-name="P3">b.</text:p>
          <text:p text:style-name="P2">Pasando el valor del campo estructurado entre comillas simples.</text:p>
        </text:section>
        <text:section text:style-name="Sect1" text:name="q56463:7_choice2_label">
          <text:p text:style-name="P3">c.</text:p>
          <text:p text:style-name="P1"><text:span text:style-name="T4">Utilizando </text:span><text:span text:style-name="Source_20_Text"><text:span text:style-name="T7">ROW</text:span></text:span><text:span text:style-name="T4">.</text:span></text:p>
        </text:section>
        <text:section text:style-name="Sect1" text:name="q56463:7_choice3_label">
          <text:p text:style-name="P3">d.</text:p>
          <text:p text:style-name="P1"><text:span text:style-name="T4">Utilizando </text:span><text:span text:style-name="Source_20_Text"><text:span text:style-name="T7">STRUCT</text:span></text:span><text:span text:style-name="T4">.</text:span></text:p>
        </text:section>
        <text:p text:style-name="P11"><draw:frame draw:style-name="fr1" draw:name="Marco14" text:anchor-type="char" svg:width="0.041cm" draw:z-index="13"><draw:text-box fo:min-height="0.041cm"><text:h text:style-name="P21" text:outline-level="4">Retroalimentación</text:h></draw:text-box></draw:frame><text:span text:style-name="T9">Las respuestas correctas son: Pasando el valor del campo estructurado entre comillas simples., Utilizando </text:span><text:span text:style-name="Source_20_Text"><text:span text:style-name="T11">ROW</text:span></text:span><text:span text:style-name="Source_20_Text"><text:span text:style-name="T9">.</text:span></text:span></text:p>
        <text:p text:style-name="P11"><text:span text:style-name="Source_20_Text"><text:span text:style-name="T9"/></text:span></text:p>
      </text:section>
      <text:section text:style-name="Sect1" text:name="question-56463-8">
        <text:h text:style-name="P16" text:outline-level="3">Pregunta <text:span text:style-name="T1">8</text:span></text:h>
        <text:p text:style-name="P6"/>
        <text:p text:style-name="P8"><draw:frame draw:style-name="fr1" draw:name="Marco15" text:anchor-type="char" svg:width="0.041cm" draw:z-index="14"><draw:text-box fo:min-height="0.041cm"><text:h text:style-name="P21" text:outline-level="4">Enunciado de la pregunta</text:h></draw:text-box></draw:frame>Cuando un objeto estructurado es persistido en una base de objetos pura, también se almacenan los objetos hijo. ¿Verdadero o falso?</text:p>
        <text:p text:style-name="P8">Seleccione una:</text:p>
        <text:p text:style-name="P2">Verdadero </text:p>
        <text:p text:style-name="P2">Falso</text:p>
        <text:p text:style-name="P13"><draw:frame draw:style-name="fr1" draw:name="Marco16" text:anchor-type="char" svg:width="0.041cm" draw:z-index="15"><draw:text-box fo:min-height="0.041cm"><text:h text:style-name="P21" text:outline-level="4">Retroalimentación</text:h></draw:text-box></draw:frame>La respuesta correcta es 'Verdadero'</text:p>
        <text:p text:style-name="P13"/>
      </text:section>
      <text:section text:style-name="Sect1" text:name="question-56463-9">
        <text:h text:style-name="P16" text:outline-level="3">Pregunta <text:span text:style-name="T1">9</text:span></text:h>
        <text:p text:style-name="P6"/>
        <text:p text:style-name="P8"><draw:frame draw:style-name="fr1" draw:name="Marco17" text:anchor-type="char" svg:width="0.041cm" draw:z-index="17"><draw:text-box fo:min-height="0.041cm"><text:h text:style-name="P21" text:outline-level="4">Enunciado de la pregunta</text:h></draw:text-box></draw:frame><text:span text:style-name="T2">PostgreSQL</text:span> no permite especificar vectores multidimensionales como tipo de dato para las columnas de una tabla. ¿Verdadero o falso?</text:p>
        <text:p text:style-name="P8">Seleccione una:</text:p>
        <text:p text:style-name="P2">Verdadero</text:p>
        <text:p text:style-name="P2">Falso </text:p>
        <text:p text:style-name="P13"><draw:frame draw:style-name="fr1" draw:name="Marco18" text:anchor-type="char" svg:width="0.041cm" draw:z-index="16"><draw:text-box fo:min-height="0.041cm"><text:h text:style-name="P21" text:outline-level="4">Retroalimentación</text:h></draw:text-box></draw:frame>La respuesta correcta es 'Falso'</text:p>
        <text:p text:style-name="P13"/>
      </text:section>
      <text:section text:style-name="Sect1" text:name="question-56463-10">
        <text:h text:style-name="P16" text:outline-level="3">Pregunta <text:span text:style-name="T1">10</text:span></text:h>
        <text:p text:style-name="P6"/>
        <text:p text:style-name="P7"><draw:frame draw:style-name="fr1" draw:name="Marco19" text:anchor-type="char" svg:width="0.041cm" draw:z-index="19"><draw:text-box fo:min-height="0.041cm"><text:h text:style-name="P21" text:outline-level="4">Enunciado de la pregunta</text:h></draw:text-box></draw:frame><text:span text:style-name="T4">El lenguaje de consulta </text:span><text:span text:style-name="ACRONYM"><text:span text:style-name="T5">OQL</text:span></text:span><text:span text:style-name="T4"> se puede utilizar de manera autónoma o embebido en </text:span><text:span text:style-name="T5">Java</text:span><text:span text:style-name="T4">. ¿Verdadero o falso?</text:span></text:p>
        <text:p text:style-name="P8">Seleccione una:</text:p>
        <text:p text:style-name="P2">Verdadero </text:p>
        <text:p text:style-name="P2">Falso</text:p>
        <text:p text:style-name="P13"><draw:frame draw:style-name="fr1" draw:name="Marco20" text:anchor-type="char" svg:width="0.041cm" draw:z-index="18"><draw:text-box fo:min-height="0.041cm"><text:h text:style-name="P21" text:outline-level="4">Retroalimentación</text:h></draw:text-box></draw:frame>La respuesta correcta es 'Verdadero'</text:p>
      </text:section>
      <text:h text:style-name="P23" text:outline-level="3"><text:span text:style-name="T12">Pregunta </text:span><text:span text:style-name="T13">1</text:span></text:h>
      <text:section text:style-name="Sect1" text:name="question-56469-1">
        <text:p text:style-name="P7"><draw:frame draw:style-name="fr1" draw:name="Marco21" text:anchor-type="char" svg:width="0.041cm" draw:z-index="21"><draw:text-box fo:min-height="0.041cm"><text:h text:style-name="P21" text:outline-level="4">Enunciado de la pregunta</text:h></draw:text-box></draw:frame><text:span text:style-name="T4">En una </text:span><text:span text:style-name="ACRONYM"><text:span text:style-name="T4">BDOO</text:span></text:span><text:span text:style-name="T4"> una relación uno a muchos del modelo relacional se representa mediante una colección. ¿Verdadero o falso?</text:span></text:p>
        <text:p text:style-name="P8">Seleccione una:</text:p>
        <text:p text:style-name="P2">Verdadero </text:p>
        <text:p text:style-name="P2">Falso</text:p>
        <text:p text:style-name="P13"><draw:frame draw:style-name="fr1" draw:name="Marco22" text:anchor-type="char" svg:width="0.041cm" draw:z-index="20"><draw:text-box fo:min-height="0.041cm"><text:h text:style-name="P21" text:outline-level="4">Retroalimentación</text:h></draw:text-box></draw:frame>La respuesta correcta es 'Verdadero'</text:p>
        <text:p text:style-name="P13"/>
      </text:section>
      <text:section text:style-name="Sect1" text:name="question-56469-2">
        <text:h text:style-name="P16" text:outline-level="3">Pregunta <text:span text:style-name="T1">2</text:span></text:h>
        <text:p text:style-name="P6"/>
        <text:p text:style-name="P8"><draw:frame draw:style-name="fr1" draw:name="Marco23" text:anchor-type="char" svg:width="0.041cm" draw:z-index="23"><draw:text-box fo:min-height="0.041cm"><text:h text:style-name="P21" text:outline-level="4">Enunciado de la pregunta</text:h></draw:text-box></draw:frame>Una base de datos orientada a objetos soporta un modelo de objetos puro, pero el lenguaje de programación y el esquema de la base de datos no utilizan las mismas definiciones de tipos. ¿Verdadero o falso?</text:p>
        <text:p text:style-name="P8">Seleccione una:</text:p>
        <text:p text:style-name="P2">Verdadero</text:p>
        <text:p text:style-name="P2">Falso </text:p>
        <text:p text:style-name="P13"><draw:frame draw:style-name="fr1" draw:name="Marco24" text:anchor-type="char" svg:width="0.041cm" draw:z-index="22"><draw:text-box fo:min-height="0.041cm"><text:h text:style-name="P21" text:outline-level="4">Retroalimentación</text:h></draw:text-box></draw:frame>La respuesta correcta es 'Falso'</text:p>
        <text:p text:style-name="P13"/>
      </text:section>
      <text:section text:style-name="Sect1" text:name="question-56469-3">
        <text:h text:style-name="P16" text:outline-level="3">Pregunta <text:span text:style-name="T1">3</text:span></text:h>
        <text:p text:style-name="P6"/>
        <text:p text:style-name="P7"><draw:frame draw:style-name="fr1" draw:name="Marco25" text:anchor-type="char" svg:width="0.041cm" draw:z-index="24"><draw:text-box fo:min-height="0.041cm"><text:h text:style-name="P21" text:outline-level="4">Enunciado de la pregunta</text:h></draw:text-box></draw:frame><text:span text:style-name="T4">Las consultas </text:span><text:span text:style-name="ACRONYM"><text:span text:style-name="T5">QBE</text:span></text:span><text:span text:style-name="T4"> de </text:span><text:span text:style-name="T5">Db4object</text:span><text:span text:style-name="T4">:</text:span></text:p>
        <text:p text:style-name="P8">Seleccione una:</text:p>
        <text:section text:style-name="Sect1" text:name="q56469:3_answer0_label">
          <text:p text:style-name="P4"/>
          <text:p text:style-name="P4">a.</text:p>
          <text:p text:style-name="P7"><text:span text:style-name="T4">Utilizan un lenguaje similar al </text:span><text:span text:style-name="ACRONYM"><text:span text:style-name="T4">SQL</text:span></text:span><text:span text:style-name="T4">.</text:span></text:p>
        </text:section>
        <text:section text:style-name="Sect1" text:name="q56469:3_answer1_label">
          <text:p text:style-name="P3">b.</text:p>
          <text:p text:style-name="P8">Admiten diferentes operadores para establecer restricciones.</text:p>
        </text:section>
        <text:section text:style-name="Sect1" text:name="q56469:3_answer2_label">
          <text:p text:style-name="P3">c.</text:p>
          <text:p text:style-name="P8">Necesitan un objeto prototipo para realizar consultas.</text:p>
        </text:section>
        <text:section text:style-name="Sect1" text:name="q56469:3_answer3_label">
          <text:p text:style-name="P3">d.</text:p>
          <text:p text:style-name="P8">Son las más eficientes.</text:p>
        </text:section>
        <text:p text:style-name="P12"><draw:frame draw:style-name="fr1" draw:name="Marco26" text:anchor-type="char" svg:width="0.041cm" draw:z-index="25"><draw:text-box fo:min-height="0.041cm"><text:h text:style-name="P21" text:outline-level="4">Retroalimentación</text:h></draw:text-box></draw:frame>La respuesta correcta es: Necesitan un objeto prototipo para realizar consultas.</text:p>
        <text:p text:style-name="P12"/>
      </text:section>
      <text:section text:style-name="Sect1" text:name="question-56469-4">
        <text:h text:style-name="P16" text:outline-level="3"><text:soft-page-break/>Pregunta <text:span text:style-name="T1">4</text:span></text:h>
        <text:p text:style-name="P6"/>
        <text:p text:style-name="P7"><draw:frame draw:style-name="fr1" draw:name="Marco27" text:anchor-type="char" svg:width="0.041cm" draw:z-index="26"><draw:text-box fo:min-height="0.041cm"><text:h text:style-name="P21" text:outline-level="4">Enunciado de la pregunta</text:h></draw:text-box></draw:frame><text:span text:style-name="T4">Una función </text:span><text:span text:style-name="ACRONYM"><text:span text:style-name="T5">SQL</text:span></text:span><text:span text:style-name="T4"> del gestor </text:span><text:span text:style-name="T5">PostgreSQL</text:span><text:span text:style-name="T4">:</text:span></text:p>
        <text:p text:style-name="P8">Seleccione una o más de una:</text:p>
        <text:section text:style-name="Sect1" text:name="q56469:4_choice0_label">
          <text:p text:style-name="P4">a.</text:p>
          <text:p text:style-name="P2">No se pueden utilizar en sentencias SQL embebidas en <text:span text:style-name="T2">Java</text:span>.</text:p>
        </text:section>
        <text:section text:style-name="Sect1" text:name="q56469:4_choice1_label">
          <text:p text:style-name="P3">b.</text:p>
          <text:p text:style-name="P1"><text:span text:style-name="T4">Siempre hay que especificar en el tipo de retorno </text:span><text:span text:style-name="Source_20_Text"><text:span text:style-name="T7">SETOF</text:span></text:span><text:span text:style-name="T4">.</text:span></text:p>
        </text:section>
        <text:section text:style-name="Sect1" text:name="q56469:4_choice2_label">
          <text:p text:style-name="P3">c.</text:p>
          <text:p text:style-name="P2">Se puede utilizar para construir un tipo estructurado.</text:p>
        </text:section>
        <text:section text:style-name="Sect1" text:name="q56469:4_choice3_label">
          <text:p text:style-name="P3">d.</text:p>
          <text:p text:style-name="P1"><text:span text:style-name="T4">Permite referenciar sus argumentos en la </text:span><text:span text:style-name="Source_20_Text"><text:span text:style-name="T7">select</text:span></text:span><text:span text:style-name="T4"> de su definición</text:span></text:p>
        </text:section>
        <text:p text:style-name="P11"><draw:frame draw:style-name="fr1" draw:name="Marco28" text:anchor-type="char" svg:width="0.041cm" draw:z-index="27"><draw:text-box fo:min-height="0.041cm"><text:h text:style-name="P21" text:outline-level="4">Retroalimentación</text:h></draw:text-box></draw:frame><text:span text:style-name="T9">Las respuestas correctas son: Se puede utilizar para construir un tipo estructurado., Permite referenciar sus argumentos en la </text:span><text:span text:style-name="Source_20_Text"><text:span text:style-name="T11">select</text:span></text:span><text:span text:style-name="T9"> de su definición</text:span></text:p>
        <text:p text:style-name="P12"/>
      </text:section>
      <text:section text:style-name="Sect1" text:name="question-56469-5">
        <text:h text:style-name="P16" text:outline-level="3">Pregunta <text:span text:style-name="T1">5</text:span></text:h>
        <text:p text:style-name="P6"/>
        <text:p text:style-name="P7"><draw:frame draw:style-name="fr1" draw:name="Marco29" text:anchor-type="char" svg:width="0.041cm" draw:z-index="29"><draw:text-box fo:min-height="0.041cm"><text:h text:style-name="P21" text:outline-level="4">Enunciado de la pregunta</text:h></draw:text-box></draw:frame><text:span text:style-name="T4">El resultado de una consulta a una base de objetos devuelve un </text:span><text:span text:style-name="Source_20_Text"><text:span text:style-name="T7">ResultSet</text:span></text:span><text:span text:style-name="T4"> que habrá que reemsamblar. ¿Verdadero o falso?</text:span></text:p>
        <text:p text:style-name="P8">Seleccione una:</text:p>
        <text:p text:style-name="P2">Verdadero</text:p>
        <text:p text:style-name="P2">Falso </text:p>
        <text:p text:style-name="P13"><draw:frame draw:style-name="fr1" draw:name="Marco30" text:anchor-type="char" svg:width="0.041cm" draw:z-index="28"><draw:text-box fo:min-height="0.041cm"><text:h text:style-name="P21" text:outline-level="4">Retroalimentación</text:h></draw:text-box></draw:frame>La respuesta correcta es 'Falso'</text:p>
        <text:p text:style-name="P13"/>
      </text:section>
      <text:section text:style-name="Sect1" text:name="question-56469-6">
        <text:h text:style-name="P16" text:outline-level="3">Pregunta <text:span text:style-name="T1">6</text:span></text:h>
        <text:p text:style-name="P6"/>
        <text:p text:style-name="P7"><draw:frame draw:style-name="fr1" draw:name="Marco31" text:anchor-type="char" svg:width="0.041cm" draw:z-index="31"><draw:text-box fo:min-height="0.041cm"><text:h text:style-name="P21" text:outline-level="4">Enunciado de la pregunta</text:h></draw:text-box></draw:frame><text:span text:style-name="T4">El lenguaje de consulta </text:span><text:span text:style-name="ACRONYM"><text:span text:style-name="T5">OQL</text:span></text:span><text:span text:style-name="T4"> se puede utilizar de manera autónoma o embebido en </text:span><text:span text:style-name="T5">Java</text:span><text:span text:style-name="T4">. ¿Verdadero o falso?</text:span></text:p>
        <text:p text:style-name="P8">Seleccione una:</text:p>
        <text:p text:style-name="P2">Verdadero </text:p>
        <text:p text:style-name="P2">Falso</text:p>
        <text:p text:style-name="P13"><draw:frame draw:style-name="fr1" draw:name="Marco32" text:anchor-type="char" svg:width="0.041cm" draw:z-index="30"><draw:text-box fo:min-height="0.041cm"><text:h text:style-name="P21" text:outline-level="4">Retroalimentación</text:h></draw:text-box></draw:frame>La respuesta correcta es 'Verdadero'</text:p>
        <text:p text:style-name="P13"/>
      </text:section>
      <text:section text:style-name="Sect1" text:name="question-56469-7">
        <text:h text:style-name="P16" text:outline-level="3">Pregunta <text:span text:style-name="T1">7</text:span></text:h>
        <text:p text:style-name="P6"/>
        <text:p text:style-name="P7"><draw:frame draw:style-name="fr1" draw:name="Marco33" text:anchor-type="char" svg:width="0.041cm" draw:z-index="33"><draw:text-box fo:min-height="0.041cm"><text:h text:style-name="P21" text:outline-level="4">Enunciado de la pregunta</text:h></draw:text-box></draw:frame><text:span text:style-name="T4">En una </text:span><text:span text:style-name="ACRONYM"><text:span text:style-name="T4">BDOO</text:span></text:span><text:span text:style-name="T4"> una relación uno a muchos del modelo relacional se representa mediante una colección. ¿Verdadero o falso?</text:span></text:p>
        <text:p text:style-name="P8">Seleccione una:</text:p>
        <text:p text:style-name="P2">Verdadero </text:p>
        <text:p text:style-name="P2">Falso</text:p>
        <text:p text:style-name="P13"><draw:frame draw:style-name="fr1" draw:name="Marco34" text:anchor-type="char" svg:width="0.041cm" draw:z-index="32"><draw:text-box fo:min-height="0.041cm"><text:h text:style-name="P21" text:outline-level="4">Retroalimentación</text:h></draw:text-box></draw:frame>La respuesta correcta es 'Verdadero'</text:p>
        <text:p text:style-name="P13"/>
      </text:section>
      <text:section text:style-name="Sect1" text:name="question-56469-8">
        <text:h text:style-name="P16" text:outline-level="3">Pregunta <text:span text:style-name="T1">8</text:span></text:h>
        <text:p text:style-name="P6"/>
        <text:p text:style-name="P7"><draw:frame draw:style-name="fr1" draw:name="Marco35" text:anchor-type="char" svg:width="0.041cm" draw:z-index="35"><draw:text-box fo:min-height="0.041cm"><text:h text:style-name="P21" text:outline-level="4">Enunciado de la pregunta</text:h></draw:text-box></draw:frame><text:span text:style-name="T4">Para crear en </text:span><text:span text:style-name="T5">PostgreSQL</text:span><text:span text:style-name="T4"> un tipo estructurado se emplea la sentencia </text:span><text:span text:style-name="Source_20_Text"><text:span text:style-name="T7">CREATE TYPE</text:span></text:span><text:span text:style-name="T4">. ¿Verdadero o falso?</text:span></text:p>
        <text:p text:style-name="P8">Seleccione una:</text:p>
        <text:p text:style-name="P2">Verdadero </text:p>
        <text:p text:style-name="P2">Falso</text:p>
        <text:p text:style-name="P13"><draw:frame draw:style-name="fr1" draw:name="Marco36" text:anchor-type="char" svg:width="0.041cm" draw:z-index="34"><draw:text-box fo:min-height="0.041cm"><text:h text:style-name="P21" text:outline-level="4">Retroalimentación</text:h></draw:text-box></draw:frame>La respuesta correcta es 'Verdadero'</text:p>
        <text:p text:style-name="P13"/>
      </text:section>
      <text:section text:style-name="Sect1" text:name="question-56469-9">
        <text:h text:style-name="P16" text:outline-level="3">Pregunta <text:span text:style-name="T1">9</text:span></text:h>
        <text:p text:style-name="P6"/>
        <text:p text:style-name="P7"><draw:frame draw:style-name="fr1" draw:name="Marco37" text:anchor-type="char" svg:width="0.041cm" draw:z-index="37"><draw:text-box fo:min-height="0.041cm"><text:h text:style-name="P21" text:outline-level="4">Enunciado de la pregunta</text:h></draw:text-box></draw:frame><text:span text:style-name="T4">Los objetos del estándar </text:span><text:span text:style-name="ACRONYM"><text:span text:style-name="T5">SQL</text:span></text:span><text:span text:style-name="T4">99 se corresponden con filas de una tabla. ¿Verdadero o falso?</text:span></text:p>
        <text:p text:style-name="P8">Seleccione una:</text:p>
        <text:p text:style-name="P2">Verdadero </text:p>
        <text:p text:style-name="P2">Falso</text:p>
        <text:p text:style-name="P13"><draw:frame draw:style-name="fr1" draw:name="Marco38" text:anchor-type="char" svg:width="0.041cm" draw:z-index="36"><draw:text-box fo:min-height="0.041cm"><text:h text:style-name="P21" text:outline-level="4">Retroalimentación</text:h></draw:text-box></draw:frame>La respuesta correcta es 'Verdadero'</text:p>
        <text:p text:style-name="P13"/>
      </text:section>
      <text:section text:style-name="Sect1" text:name="question-56469-10">
        <text:h text:style-name="P16" text:outline-level="3">Pregunta <text:span text:style-name="T1">10</text:span></text:h>
        <text:p text:style-name="P6"/>
        <text:p text:style-name="P8"><draw:frame draw:style-name="fr1" draw:name="Marco39" text:anchor-type="char" svg:width="0.041cm" draw:z-index="38"><draw:text-box fo:min-height="0.041cm"><text:h text:style-name="P21" text:outline-level="4">Enunciado de la pregunta</text:h></draw:text-box></draw:frame>Cuando se trabaja con Db4o en modo embebido:</text:p>
        <text:p text:style-name="P8">Seleccione una:</text:p>
        <text:section text:style-name="Sect1" text:name="q56469:10_answer0_label">
          <text:p text:style-name="P4">a.</text:p>
          <text:p text:style-name="P2">Se permiten varias conexiones simultáneas.</text:p>
        </text:section>
        <text:section text:style-name="Sect1" text:name="q56469:10_answer1_label">
          <text:p text:style-name="P3">b.</text:p>
          <text:p text:style-name="P1"><text:span text:style-name="T4">Se pueden realizar consultas </text:span><text:span text:style-name="ACRONYM"><text:span text:style-name="T5">OQL</text:span></text:span><text:span text:style-name="T4">.</text:span></text:p>
        </text:section>
        <text:section text:style-name="Sect1" text:name="q56469:10_answer2_label">
          <text:p text:style-name="P3">c.</text:p>
          <text:p text:style-name="P2">Solo se puede utilizar en la base de objetos una conexión.</text:p>
        </text:section>
        <text:section text:style-name="Sect1" text:name="q56469:10_answer3_label">
          <text:p text:style-name="P3">d.</text:p>
          <text:p text:style-name="P1"><text:span text:style-name="T4">Es porque la conexión se ha realizado vía </text:span><text:span text:style-name="ACRONYM"><text:span text:style-name="T5">JDBC</text:span></text:span><text:span text:style-name="T4">.</text:span></text:p>
        </text:section>
        <text:p text:style-name="P12"><draw:frame draw:style-name="fr1" draw:name="Marco40" text:anchor-type="char" svg:width="0.041cm" draw:z-index="39"><draw:text-box fo:min-height="0.041cm"><text:h text:style-name="P21" text:outline-level="4">Retroalimentación</text:h></draw:text-box></draw:frame><text:soft-page-break/>La respuesta correcta es: Solo se puede utilizar en la base de objetos una conexión.</text:p>
      </text:section>
      <text:h text:style-name="P24" text:outline-level="3"/>
      <text:h text:style-name="P24" text:outline-level="3"/>
      <text:h text:style-name="P24" text:outline-level="3">Pregunta <text:span text:style-name="T1">1</text:span></text:h>
      <text:section text:style-name="Sect1" text:name="question-56473-1">
        <text:p text:style-name="P6"/>
        <text:p text:style-name="P7"><draw:frame draw:style-name="fr1" draw:name="Marco41" text:anchor-type="char" svg:width="0.041cm" draw:z-index="42"><draw:text-box fo:min-height="0.041cm"><text:h text:style-name="P21" text:outline-level="4">Enunciado de la pregunta</text:h></draw:text-box></draw:frame><text:span text:style-name="T4">Para persistir objetos en Db4o se utiliza el método </text:span><text:span text:style-name="Source_20_Text"><text:span text:style-name="T7">store()</text:span></text:span><text:span text:style-name="T4"> de </text:span><text:span text:style-name="Source_20_Text"><text:span text:style-name="T7">ObjectContainer</text:span></text:span><text:span text:style-name="T4">. ¿Verdadero o falso?</text:span></text:p>
        <text:p text:style-name="P8">Seleccione una:</text:p>
        <text:p text:style-name="P2">Verdadero </text:p>
        <text:p text:style-name="P2">Falso</text:p>
        <text:p text:style-name="P13"><draw:frame draw:style-name="fr1" draw:name="Marco42" text:anchor-type="char" svg:width="0.041cm" draw:z-index="40"><draw:text-box fo:min-height="0.041cm"><text:h text:style-name="P21" text:outline-level="4">Retroalimentación</text:h></draw:text-box></draw:frame>La respuesta correcta es 'Falso'</text:p>
        <text:p text:style-name="P13"/>
      </text:section>
      <text:section text:style-name="Sect1" text:name="question-56473-2">
        <text:h text:style-name="P16" text:outline-level="3">Pregunta <text:span text:style-name="T1">2</text:span></text:h>
        <text:p text:style-name="P6"/>
        <text:p text:style-name="P8"><draw:frame draw:style-name="fr1" draw:name="Marco43" text:anchor-type="char" svg:width="0.041cm" draw:z-index="43"><draw:text-box fo:min-height="0.041cm"><text:h text:style-name="P21" text:outline-level="4">Enunciado de la pregunta</text:h></draw:text-box></draw:frame>Un base de datos objeto-relacional almacena los objetos igual que una base de objetos pura. ¿Verdadero o falso?</text:p>
        <text:p text:style-name="P8">Seleccione una:</text:p>
        <text:p text:style-name="P2">Verdadero </text:p>
        <text:p text:style-name="P2">Falso</text:p>
        <text:p text:style-name="P13"><draw:frame draw:style-name="fr1" draw:name="Marco44" text:anchor-type="char" svg:width="0.041cm" draw:z-index="41"><draw:text-box fo:min-height="0.041cm"><text:h text:style-name="P21" text:outline-level="4">Retroalimentación</text:h></draw:text-box></draw:frame>La respuesta correcta es 'Falso'</text:p>
        <text:p text:style-name="P13"/>
      </text:section>
      <text:section text:style-name="Sect1" text:name="question-56473-3">
        <text:h text:style-name="P16" text:outline-level="3">Pregunta <text:span text:style-name="T1">3</text:span></text:h>
        <text:p text:style-name="P6"/>
        <text:p text:style-name="P7"><draw:frame draw:style-name="fr1" draw:name="Marco45" text:anchor-type="char" svg:width="0.041cm" draw:z-index="45"><draw:text-box fo:min-height="0.041cm"><text:h text:style-name="P21" text:outline-level="4">Enunciado de la pregunta</text:h></draw:text-box></draw:frame><text:span text:style-name="T4">Para conectar con la base de datos </text:span><text:span text:style-name="T5">PostgreSQL</text:span><text:span text:style-name="T4">, utilizaremos el método </text:span><text:span text:style-name="Source_20_Text"><text:span text:style-name="T7">DriverManager.getConnection()</text:span></text:span><text:span text:style-name="T4">.¿Verdadero o falso?</text:span></text:p>
        <text:p text:style-name="P8">Seleccione una:</text:p>
        <text:p text:style-name="P2">Verdadero </text:p>
        <text:p text:style-name="P2">Falso</text:p>
        <text:p text:style-name="P13"><draw:frame draw:style-name="fr1" draw:name="Marco46" text:anchor-type="char" svg:width="0.041cm" draw:z-index="44"><draw:text-box fo:min-height="0.041cm"><text:h text:style-name="P21" text:outline-level="4">Retroalimentación</text:h></draw:text-box></draw:frame>La respuesta correcta es 'Verdadero'</text:p>
        <text:p text:style-name="P13"/>
      </text:section>
      <text:section text:style-name="Sect1" text:name="question-56473-4">
        <text:h text:style-name="P16" text:outline-level="3">Pregunta <text:span text:style-name="T1">4</text:span></text:h>
        <text:p text:style-name="P6"/>
        <text:p text:style-name="P8"><draw:frame draw:style-name="fr1" draw:name="Marco47" text:anchor-type="char" svg:width="0.041cm" draw:z-index="47"><draw:text-box fo:min-height="0.041cm"><text:h text:style-name="P21" text:outline-level="4">Enunciado de la pregunta</text:h></draw:text-box></draw:frame>Al eliminar un objeto estructurado en una base de objetos pura, se eliminarán también automáticamente de la base de objetos todos los objetos hijos. ¿Verdadero o falso?</text:p>
        <text:p text:style-name="P8">Seleccione una:</text:p>
        <text:p text:style-name="P2">Verdadero </text:p>
        <text:p text:style-name="P2">Falso</text:p>
        <text:p text:style-name="P13"><draw:frame draw:style-name="fr1" draw:name="Marco48" text:anchor-type="char" svg:width="0.041cm" draw:z-index="46"><draw:text-box fo:min-height="0.041cm"><text:h text:style-name="P21" text:outline-level="4">Retroalimentación</text:h></draw:text-box></draw:frame>La respuesta correcta es 'Falso'</text:p>
        <text:p text:style-name="P13"/>
      </text:section>
      <text:section text:style-name="Sect1" text:name="question-56473-5">
        <text:h text:style-name="P16" text:outline-level="3">Pregunta <text:span text:style-name="T1">5</text:span></text:h>
        <text:p text:style-name="P6"/>
        <text:p text:style-name="P7"><draw:frame draw:style-name="fr1" draw:name="Marco49" text:anchor-type="char" svg:width="0.041cm" draw:z-index="48"><draw:text-box fo:min-height="0.041cm"><text:h text:style-name="P21" text:outline-level="4">Enunciado de la pregunta</text:h></draw:text-box></draw:frame><text:span text:style-name="T4">El paquete </text:span><text:span text:style-name="Source_20_Text"><text:span text:style-name="T7">com.db4o</text:span></text:span><text:span text:style-name="T4"> de la </text:span><text:span text:style-name="ACRONYM"><text:span text:style-name="T4">BDOO </text:span></text:span><text:span text:style-name="T5">Db4object</text:span><text:span text:style-name="T4"> incluye:</text:span></text:p>
        <text:p text:style-name="P8">Seleccione una o más de una:</text:p>
        <text:section text:style-name="Sect1" text:name="q56473:5_choice0_label">
          <text:p text:style-name="P4">a.</text:p>
          <text:p text:style-name="P2">Clases para realizar consultas nativas.</text:p>
        </text:section>
        <text:section text:style-name="Sect1" text:name="q56473:5_choice1_label">
          <text:p text:style-name="P3">b.</text:p>
          <text:p text:style-name="P2">Clases para configurar la base de objetos.</text:p>
        </text:section>
        <text:section text:style-name="Sect1" text:name="q56473:5_choice2_label">
          <text:p text:style-name="P3">c.</text:p>
          <text:p text:style-name="P1"><text:span text:style-name="T4">El interfaz </text:span><text:span text:style-name="Source_20_Text"><text:span text:style-name="T7">ObjectSet</text:span></text:span><text:span text:style-name="T4">.</text:span></text:p>
        </text:section>
        <text:section text:style-name="Sect1" text:name="q56473:5_choice3_label">
          <text:p text:style-name="P3">d.</text:p>
          <text:p text:style-name="P1"><text:span text:style-name="T4">El interfaz </text:span><text:span text:style-name="Source_20_Text"><text:span text:style-name="T7">ObjectContainer</text:span></text:span><text:span text:style-name="T4">.</text:span></text:p>
        </text:section>
        <text:p text:style-name="P11"><draw:frame draw:style-name="fr1" draw:name="Marco50" text:anchor-type="char" svg:width="0.041cm" draw:z-index="49"><draw:text-box fo:min-height="0.041cm"><text:h text:style-name="P21" text:outline-level="4">Retroalimentación</text:h></draw:text-box></draw:frame><text:span text:style-name="T9">Las respuestas correctas son: El interfaz </text:span><text:span text:style-name="Source_20_Text"><text:span text:style-name="T11">ObjectSet</text:span></text:span><text:span text:style-name="T9">., El interfaz </text:span><text:span text:style-name="Source_20_Text"><text:span text:style-name="T11">ObjectContainer</text:span></text:span><text:span text:style-name="T9">.</text:span></text:p>
        <text:p text:style-name="P12"/>
      </text:section>
      <text:section text:style-name="Sect1" text:name="question-56473-6">
        <text:h text:style-name="P16" text:outline-level="3">Pregunta <text:span text:style-name="T1">6</text:span></text:h>
        <text:p text:style-name="P6"/>
        <text:p text:style-name="P7"><draw:frame draw:style-name="fr1" draw:name="Marco51" text:anchor-type="char" svg:width="0.041cm" draw:z-index="53"><draw:text-box fo:min-height="0.041cm"><text:h text:style-name="P21" text:outline-level="4">Enunciado de la pregunta</text:h></draw:text-box></draw:frame><text:span text:style-name="T4">Para persistir objetos en Db4o se utiliza el método </text:span><text:span text:style-name="Source_20_Text"><text:span text:style-name="T7">store()</text:span></text:span><text:span text:style-name="T4"> de </text:span><text:span text:style-name="Source_20_Text"><text:span text:style-name="T7">ObjectContainer</text:span></text:span><text:span text:style-name="T4">. ¿Verdadero o falso?</text:span></text:p>
        <text:p text:style-name="P8">Seleccione una:</text:p>
        <text:p text:style-name="P2">Verdadero </text:p>
        <text:p text:style-name="P2">Falso</text:p>
        <text:p text:style-name="P13"><draw:frame draw:style-name="fr1" draw:name="Marco52" text:anchor-type="char" svg:width="0.041cm" draw:z-index="50"><draw:text-box fo:min-height="0.041cm"><text:h text:style-name="P21" text:outline-level="4">Retroalimentación</text:h></draw:text-box></draw:frame>La respuesta correcta es 'Falso'</text:p>
        <text:p text:style-name="P13"/>
      </text:section>
      <text:section text:style-name="Sect1" text:name="question-56473-7">
        <text:h text:style-name="P16" text:outline-level="3">Pregunta <text:span text:style-name="T1">7</text:span></text:h>
        <text:p text:style-name="P6"/>
        <text:p text:style-name="P7"><draw:frame draw:style-name="fr1" draw:name="Marco53" text:anchor-type="char" svg:width="0.041cm" draw:z-index="52"><draw:text-box fo:min-height="0.041cm"><text:h text:style-name="P21" text:outline-level="4">Enunciado de la pregunta</text:h></draw:text-box></draw:frame><text:span text:style-name="T4">La única forma de conectar una base de objetos </text:span><text:span text:style-name="T6">Matisse</text:span><text:span text:style-name="T4"> con </text:span><text:span text:style-name="T5">Java</text:span><text:span text:style-name="T4"> es vía </text:span><text:span text:style-name="ACRONYM"><text:span text:style-name="T5">JDBC</text:span></text:span><text:span text:style-name="T4">. ¿Verdadero o falso?</text:span></text:p>
        <text:p text:style-name="P8">Seleccione una:</text:p>
        <text:p text:style-name="P2"><text:soft-page-break/>Verdadero </text:p>
        <text:p text:style-name="P2">Falso</text:p>
        <text:p text:style-name="P13"><draw:frame draw:style-name="fr1" draw:name="Marco54" text:anchor-type="char" svg:width="0.041cm" draw:z-index="51"><draw:text-box fo:min-height="0.041cm"><text:h text:style-name="P21" text:outline-level="4">Retroalimentación</text:h></draw:text-box></draw:frame>La respuesta correcta es 'Falso'</text:p>
        <text:p text:style-name="P13"/>
      </text:section>
      <text:section text:style-name="Sect1" text:name="question-56473-8">
        <text:h text:style-name="P16" text:outline-level="3">Pregunta <text:span text:style-name="T1">8</text:span></text:h>
        <text:p text:style-name="P6"/>
        <text:p text:style-name="P7"><draw:frame draw:style-name="fr1" draw:name="Marco55" text:anchor-type="char" svg:width="0.041cm" draw:z-index="55"><draw:text-box fo:min-height="0.041cm"><text:h text:style-name="P21" text:outline-level="4">Enunciado de la pregunta</text:h></draw:text-box></draw:frame><text:span text:style-name="T4">El estándar </text:span><text:span text:style-name="ACRONYM"><text:span text:style-name="T5">SQL</text:span></text:span><text:span text:style-name="T4">99, contempla el tipo </text:span><text:span text:style-name="Source_20_Text"><text:span text:style-name="T7">array</text:span></text:span><text:span text:style-name="T4"> como columnas de vectores multidimensionales declarados con la palabra reservada '</text:span><text:span text:style-name="Source_20_Text"><text:span text:style-name="T7">array</text:span></text:span><text:span text:style-name="T4">'. ¿Verdadero o falso?</text:span></text:p>
        <text:p text:style-name="P8">Seleccione una:</text:p>
        <text:p text:style-name="P2">Verdadero</text:p>
        <text:p text:style-name="P2">Falso </text:p>
        <text:p text:style-name="P13"><draw:frame draw:style-name="fr1" draw:name="Marco56" text:anchor-type="char" svg:width="0.041cm" draw:z-index="54"><draw:text-box fo:min-height="0.041cm"><text:h text:style-name="P21" text:outline-level="4">Retroalimentación</text:h></draw:text-box></draw:frame>La respuesta correcta es 'Falso'</text:p>
        <text:p text:style-name="P13"/>
      </text:section>
      <text:section text:style-name="Sect1" text:name="question-56473-9">
        <text:h text:style-name="P16" text:outline-level="3">Pregunta <text:span text:style-name="T1">9</text:span></text:h>
        <text:p text:style-name="P6"/>
        <text:p text:style-name="P7"><draw:frame draw:style-name="fr1" draw:name="Marco57" text:anchor-type="char" svg:width="0.041cm" draw:z-index="56"><draw:text-box fo:min-height="0.041cm"><text:h text:style-name="P21" text:outline-level="4">Enunciado de la pregunta</text:h></draw:text-box></draw:frame><text:span text:style-name="T4">Una función </text:span><text:span text:style-name="ACRONYM"><text:span text:style-name="T5">SQL</text:span></text:span><text:span text:style-name="T4"> del gestor </text:span><text:span text:style-name="T5">PostgreSQL</text:span><text:span text:style-name="T4">:</text:span></text:p>
        <text:p text:style-name="P8">Seleccione una o más de una:</text:p>
        <text:section text:style-name="Sect1" text:name="q56473:9_choice0_label">
          <text:p text:style-name="P4">a.</text:p>
          <text:p text:style-name="P8">No se pueden utilizar en sentencias SQL embebidas en <text:span text:style-name="T2">Java</text:span>.</text:p>
        </text:section>
        <text:section text:style-name="Sect1" text:name="q56473:9_choice1_label">
          <text:p text:style-name="P3">b.</text:p>
          <text:p text:style-name="P8">Se puede utilizar para construir un tipo estructurado.</text:p>
        </text:section>
        <text:section text:style-name="Sect1" text:name="q56473:9_choice2_label">
          <text:p text:style-name="P3">c.</text:p>
          <text:p text:style-name="P7"><text:span text:style-name="T4">Siempre hay que especificar en el tipo de retorno </text:span><text:span text:style-name="Source_20_Text"><text:span text:style-name="T7">SETOF</text:span></text:span><text:span text:style-name="T4">.</text:span></text:p>
        </text:section>
        <text:section text:style-name="Sect1" text:name="q56473:9_choice3_label">
          <text:p text:style-name="P3">d.</text:p>
          <text:p text:style-name="P7"><text:span text:style-name="T4">Permite referenciar sus argumentos en la </text:span><text:span text:style-name="Source_20_Text"><text:span text:style-name="T7">select</text:span></text:span><text:span text:style-name="T4"> de su definición</text:span></text:p>
        </text:section>
        <text:p text:style-name="P11"><draw:frame draw:style-name="fr1" draw:name="Marco58" text:anchor-type="char" svg:width="0.041cm" draw:z-index="57"><draw:text-box fo:min-height="0.041cm"><text:h text:style-name="P21" text:outline-level="4">Retroalimentación</text:h></draw:text-box></draw:frame><text:span text:style-name="T9">Las respuestas correctas son: Se puede utilizar para construir un tipo estructurado., Permite referenciar sus argumentos en la </text:span><text:span text:style-name="Source_20_Text"><text:span text:style-name="T11">select</text:span></text:span><text:span text:style-name="T9"> de su definición</text:span></text:p>
      </text:section>
      <text:section text:style-name="Sect1" text:name="question-56473-10">
        <text:h text:style-name="P16" text:outline-level="3">Pregunta <text:span text:style-name="T1">10</text:span></text:h>
        <text:p text:style-name="P6"/>
        <text:p text:style-name="P8"><draw:frame draw:style-name="fr1" draw:name="Marco59" text:anchor-type="char" svg:width="0.041cm" draw:z-index="59"><draw:text-box fo:min-height="0.041cm"><text:h text:style-name="P21" text:outline-level="4">Enunciado de la pregunta</text:h></draw:text-box></draw:frame>Para hacer referencia a una subcolumna de un tipo estructurado, se emplea la notación (columna).subcolumna. ¿Verdadero o falso?</text:p>
        <text:p text:style-name="P8">Seleccione una:</text:p>
        <text:p text:style-name="P2">Verdadero </text:p>
        <text:p text:style-name="P2">Falso</text:p>
        <text:p text:style-name="P13"><draw:frame draw:style-name="fr1" draw:name="Marco60" text:anchor-type="char" svg:width="0.041cm" draw:z-index="58"><draw:text-box fo:min-height="0.041cm"><text:h text:style-name="P21" text:outline-level="4">Retroalimentación</text:h></draw:text-box></draw:frame>La respuesta correcta es 'Verdadero'</text:p>
        <text:p text:style-name="P20"/>
        <text:p text:style-name="P20"/>
        <text:p text:style-name="P13"/>
        <text:h text:style-name="P15" text:outline-level="3">Pregunta <text:span text:style-name="T1">1</text:span></text:h>
        <text:section text:style-name="Sect1" text:name="question-56480-1">
          <text:p text:style-name="P6"/>
          <text:p text:style-name="P7"><draw:frame draw:style-name="fr1" draw:name="Marco121" text:anchor-type="char" svg:width="0.041cm" draw:z-index="120"><draw:text-box fo:min-height="0.041cm"><text:h text:style-name="P21" text:outline-level="4">Enunciado de la pregunta</text:h></draw:text-box></draw:frame><text:span text:style-name="T4">Una base de datos </text:span><text:span text:style-name="ACRONYM"><text:span text:style-name="T5">XML</text:span></text:span><text:span text:style-name="T4">-compatible puede almacecenar documentos </text:span><text:span text:style-name="ACRONYM"><text:span text:style-name="T5">XML</text:span></text:span><text:span text:style-name="T4"> como columnas tipo </text:span><text:span text:style-name="ACRONYM"><text:span text:style-name="T5">BLOB</text:span></text:span><text:span text:style-name="T4">. ¿Verdadero o falso?</text:span></text:p>
          <text:p text:style-name="P8">Seleccione una:</text:p>
          <text:p text:style-name="P2">Verdadero </text:p>
          <text:p text:style-name="P2">Falso</text:p>
          <text:p text:style-name="P13"><draw:frame draw:style-name="fr1" draw:name="Marco122" text:anchor-type="char" svg:width="0.041cm" draw:z-index="119"><draw:text-box fo:min-height="0.041cm"><text:h text:style-name="P21" text:outline-level="4">Retroalimentación</text:h></draw:text-box></draw:frame>La respuesta correcta es 'Verdadero'</text:p>
          <text:p text:style-name="P13"/>
        </text:section>
        <text:section text:style-name="Sect1" text:name="question-56480-2">
          <text:h text:style-name="P16" text:outline-level="3">Pregunta <text:span text:style-name="T1">2</text:span></text:h>
          <text:p text:style-name="P6"/>
          <text:p text:style-name="P8"><draw:frame draw:style-name="fr1" draw:name="Marco123" text:anchor-type="char" svg:width="0.041cm" draw:z-index="122"><draw:text-box fo:min-height="0.041cm"><text:h text:style-name="P21" text:outline-level="4">Enunciado de la pregunta</text:h></draw:text-box></draw:frame>En una base de datos nativa o XML no se pueden almacenar datos heterogéneos.</text:p>
          <text:p text:style-name="P9"> </text:p>
          <text:p text:style-name="P8">Seleccione una:</text:p>
          <text:p text:style-name="P2">Verdadero </text:p>
          <text:p text:style-name="P2">Falso</text:p>
          <text:p text:style-name="P13"><draw:frame draw:style-name="fr1" draw:name="Marco124" text:anchor-type="char" svg:width="0.041cm" draw:z-index="121"><draw:text-box fo:min-height="0.041cm"><text:h text:style-name="P21" text:outline-level="4">Retroalimentación</text:h></draw:text-box></draw:frame>La respuesta correcta es 'Falso'</text:p>
          <text:p text:style-name="P13"/>
        </text:section>
        <text:section text:style-name="Sect1" text:name="question-56480-3">
          <text:h text:style-name="P16" text:outline-level="3">Pregunta <text:span text:style-name="T1">3</text:span></text:h>
          <text:p text:style-name="P6"/>
          <text:p text:style-name="P7"><draw:frame draw:style-name="fr1" draw:name="Marco125" text:anchor-type="char" svg:width="0.041cm" draw:z-index="123"><draw:text-box fo:min-height="0.041cm"><text:h text:style-name="P21" text:outline-level="4">Enunciado de la pregunta</text:h></draw:text-box></draw:frame><text:span text:style-name="T4">Los documentos </text:span><text:span text:style-name="ACRONYM"><text:span text:style-name="T5">XML</text:span></text:span><text:span text:style-name="T4"> centrados en datos están orientados a ser interpretados por las personas. ¿Verdadero o falso?</text:span></text:p>
          <text:p text:style-name="P8">Seleccione una:</text:p>
          <text:p text:style-name="P2">Verdadero </text:p>
          <text:p text:style-name="P2">Falso</text:p>
          <text:p text:style-name="P13"><draw:frame draw:style-name="fr1" draw:name="Marco126" text:anchor-type="char" svg:width="0.041cm" draw:z-index="124"><draw:text-box fo:min-height="0.041cm"><text:h text:style-name="P21" text:outline-level="4">Retroalimentación</text:h></draw:text-box></draw:frame>La respuesta correcta es 'Falso'</text:p>
          <text:p text:style-name="P13"/>
        </text:section>
        <text:section text:style-name="Sect1" text:name="question-56480-4">
          <text:h text:style-name="P16" text:outline-level="3">Pregunta <text:span text:style-name="T1">4</text:span></text:h>
          <text:p text:style-name="P6"/>
          <text:p text:style-name="P7"><draw:frame draw:style-name="fr1" draw:name="Marco127" text:anchor-type="char" svg:width="0.041cm" draw:z-index="126"><draw:text-box fo:min-height="0.041cm"><text:h text:style-name="P21" text:outline-level="4">Enunciado de la pregunta</text:h></draw:text-box></draw:frame><text:span text:style-name="T4">La expresión: </text:span><text:span text:style-name="Source_20_Text"><text:span text:style-name="T7">insert node &lt; tipo&gt;Accesible&lt; /tipo&gt; as last into doc("Aulas/aula1.xml")//aula</text:span></text:span><text:span text:style-name="T4">. Inserta el nodo </text:span><text:span text:style-name="Source_20_Text"><text:span text:style-name="T7">&lt; tipo&gt;...&lt; /tipo&gt;</text:span></text:span><text:span text:style-name="T4"> en todos los documentos de la colección Aulas, comenzando por </text:span><text:span text:style-name="Source_20_Text"><text:span text:style-name="T7">aula1.xml</text:span></text:span><text:span text:style-name="T4">. ¿Verdadero o falso?</text:span></text:p>
          <text:p text:style-name="P8">Seleccione una:</text:p>
          <text:p text:style-name="P2"><text:soft-page-break/>Verdadero </text:p>
          <text:p text:style-name="P2">Falso</text:p>
          <text:p text:style-name="P13"><draw:frame draw:style-name="fr1" draw:name="Marco128" text:anchor-type="char" svg:width="0.041cm" draw:z-index="125"><draw:text-box fo:min-height="0.041cm"><text:h text:style-name="P21" text:outline-level="4">Retroalimentación</text:h></draw:text-box></draw:frame>La respuesta correcta es 'Falso'</text:p>
          <text:p text:style-name="P13"/>
        </text:section>
        <text:section text:style-name="Sect1" text:name="question-56480-5">
          <text:h text:style-name="P16" text:outline-level="3">Pregunta <text:span text:style-name="T1">5</text:span></text:h>
          <text:p text:style-name="P6"/>
          <text:p text:style-name="P7"><draw:frame draw:style-name="fr1" draw:name="Marco129" text:anchor-type="char" svg:width="0.041cm" draw:z-index="128"><draw:text-box fo:min-height="0.041cm"><text:h text:style-name="P21" text:outline-level="4">Enunciado de la pregunta</text:h></draw:text-box></draw:frame><text:span text:style-name="T4">La expresión </text:span><text:span text:style-name="Source_20_Text"><text:span text:style-name="T7">libro[1]</text:span></text:span><text:span text:style-name="T4"> selecciona el libro de identificador 1 del nodo contextual. ¿Verdadero o falso?</text:span></text:p>
          <text:p text:style-name="P8">Seleccione una:</text:p>
          <text:p text:style-name="P2">Verdadero </text:p>
          <text:p text:style-name="P2">Falso</text:p>
          <text:p text:style-name="P13"><draw:frame draw:style-name="fr1" draw:name="Marco130" text:anchor-type="char" svg:width="0.041cm" draw:z-index="127"><draw:text-box fo:min-height="0.041cm"><text:h text:style-name="P21" text:outline-level="4">Retroalimentación</text:h></draw:text-box></draw:frame>La respuesta correcta es 'Falso'</text:p>
          <text:p text:style-name="P13"/>
        </text:section>
        <text:section text:style-name="Sect1" text:name="question-56480-6">
          <text:h text:style-name="P16" text:outline-level="3">Pregunta <text:span text:style-name="T1">6</text:span></text:h>
          <text:p text:style-name="P6"/>
          <text:p text:style-name="P8"><draw:frame draw:style-name="fr1" draw:name="Marco131" text:anchor-type="char" svg:width="0.041cm" draw:z-index="130"><draw:text-box fo:min-height="0.041cm"><text:h text:style-name="P21" text:outline-level="4">Enunciado de la pregunta</text:h></draw:text-box></draw:frame>En XQuery en la salida (return) no se pueden utilizar condicionales del tipo if-then-else</text:p>
          <text:p text:style-name="P8">Seleccione una:</text:p>
          <text:p text:style-name="P2">Verdadero</text:p>
          <text:p text:style-name="P2">Falso </text:p>
          <text:p text:style-name="P13"><draw:frame draw:style-name="fr1" draw:name="Marco132" text:anchor-type="char" svg:width="0.041cm" draw:z-index="129"><draw:text-box fo:min-height="0.041cm"><text:h text:style-name="P21" text:outline-level="4">Retroalimentación</text:h></draw:text-box></draw:frame>La respuesta correcta es 'Falso'</text:p>
          <text:p text:style-name="P13"/>
        </text:section>
        <text:section text:style-name="Sect1" text:name="question-56480-7">
          <text:h text:style-name="P16" text:outline-level="3">Pregunta <text:span text:style-name="T1">7</text:span></text:h>
          <text:p text:style-name="P6"/>
          <text:p text:style-name="P8"><draw:frame draw:style-name="fr1" draw:name="Marco133" text:anchor-type="char" svg:width="0.041cm" draw:z-index="132"><draw:text-box fo:min-height="0.041cm"><text:h text:style-name="P21" text:outline-level="4">Enunciado de la pregunta</text:h></draw:text-box></draw:frame>XMLDDBBException se lanza cuando existe un error en la API XML:DB</text:p>
          <text:p text:style-name="P8">Seleccione una:</text:p>
          <text:p text:style-name="P2">Verdadero </text:p>
          <text:p text:style-name="P2">Falso</text:p>
          <text:p text:style-name="P13"><draw:frame draw:style-name="fr1" draw:name="Marco134" text:anchor-type="char" svg:width="0.041cm" draw:z-index="131"><draw:text-box fo:min-height="0.041cm"><text:h text:style-name="P21" text:outline-level="4">Retroalimentación</text:h></draw:text-box></draw:frame>La respuesta correcta es 'Falso'</text:p>
          <text:p text:style-name="P13"/>
        </text:section>
        <text:section text:style-name="Sect1" text:name="question-56480-8">
          <text:h text:style-name="P16" text:outline-level="3">Pregunta <text:span text:style-name="T1">8</text:span></text:h>
          <text:p text:style-name="P6"/>
          <text:p text:style-name="P7"><draw:frame draw:style-name="fr1" draw:name="Marco135" text:anchor-type="char" svg:width="0.041cm" draw:z-index="134"><draw:text-box fo:min-height="0.041cm"><text:h text:style-name="P21" text:outline-level="4">Enunciado de la pregunta</text:h></draw:text-box></draw:frame><text:span text:style-name="T4">Para realizar actualizaciones en </text:span><text:span text:style-name="T5">Java</text:span><text:span text:style-name="T4"> mediante </text:span><text:span text:style-name="T5">XQueryUpdate</text:span><text:span text:style-name="T4">, solo es necesario el método </text:span><text:span text:style-name="Source_20_Text"><text:span text:style-name="T7">Expression.evaluate()</text:span></text:span><text:span text:style-name="T4">. ¿Verdadero o falso?</text:span></text:p>
          <text:p text:style-name="P8">Seleccione una:</text:p>
          <text:p text:style-name="P2">Verdadero </text:p>
          <text:p text:style-name="P2">Falso</text:p>
          <text:p text:style-name="P13"><draw:frame draw:style-name="fr1" draw:name="Marco136" text:anchor-type="char" svg:width="0.041cm" draw:z-index="133"><draw:text-box fo:min-height="0.041cm"><text:h text:style-name="P21" text:outline-level="4">Retroalimentación</text:h></draw:text-box></draw:frame>La respuesta correcta es 'Falso'</text:p>
          <text:p text:style-name="P13"/>
        </text:section>
        <text:section text:style-name="Sect1" text:name="question-56480-9">
          <text:h text:style-name="P16" text:outline-level="3">Pregunta <text:span text:style-name="T1">9</text:span></text:h>
          <text:p text:style-name="P6"/>
          <text:p text:style-name="P8"><draw:frame draw:style-name="fr1" draw:name="Marco137" text:anchor-type="char" svg:width="0.041cm" draw:z-index="136"><draw:text-box fo:min-height="0.041cm"><text:h text:style-name="P21" text:outline-level="4">Enunciado de la pregunta</text:h></draw:text-box></draw:frame>Toda expresión <text:span text:style-name="T2">XPath</text:span> es también una consulta <text:span text:style-name="T2">XQuery</text:span>. ¿Verdadero o falso?</text:p>
          <text:p text:style-name="P8">Seleccione una:</text:p>
          <text:p text:style-name="P2">Verdadero</text:p>
          <text:p text:style-name="P2">Falso </text:p>
          <text:p text:style-name="P13"><draw:frame draw:style-name="fr1" draw:name="Marco138" text:anchor-type="char" svg:width="0.041cm" draw:z-index="135"><draw:text-box fo:min-height="0.041cm"><text:h text:style-name="P21" text:outline-level="4">Retroalimentación</text:h></draw:text-box></draw:frame>La respuesta correcta es 'Verdadero'</text:p>
          <text:p text:style-name="P13"/>
        </text:section>
        <text:section text:style-name="Sect1" text:name="question-56480-10">
          <text:h text:style-name="P16" text:outline-level="3">Pregunta <text:span text:style-name="T1">10</text:span></text:h>
          <text:p text:style-name="P6"/>
          <text:p text:style-name="P7"><draw:frame draw:style-name="fr1" draw:name="Marco139" text:anchor-type="char" svg:width="0.041cm" draw:z-index="138"><draw:text-box fo:min-height="0.041cm"><text:h text:style-name="P21" text:outline-level="4">Enunciado de la pregunta</text:h></draw:text-box></draw:frame><text:span text:style-name="T4">Una expresión </text:span><text:span text:style-name="ACRONYM"><text:span text:style-name="T4">FLWOR</text:span></text:span><text:span text:style-name="T4"> permite la unión de variables sobre conjuntos de nodos y la iteración sobre el resultado.¿Verdadero o falso?</text:span></text:p>
          <text:p text:style-name="P8">Seleccione una:</text:p>
          <text:p text:style-name="P2">Verdadero </text:p>
          <text:p text:style-name="P2">Falso</text:p>
          <text:p text:style-name="P13"><draw:frame draw:style-name="fr1" draw:name="Marco140" text:anchor-type="char" svg:width="0.041cm" draw:z-index="137"><draw:text-box fo:min-height="0.041cm"><text:h text:style-name="P21" text:outline-level="4">Retroalimentación</text:h></draw:text-box></draw:frame>La respuesta correcta es 'Verdadero'</text:p>
          <text:p text:style-name="P13"/>
          <text:h text:style-name="P15" text:outline-level="3">Pregunta <text:span text:style-name="T1">1</text:span></text:h>
          <text:section text:style-name="Sect1" text:name="question-56504-1">
            <text:p text:style-name="P6"/>
            <text:p text:style-name="P7"><draw:frame draw:style-name="fr1" draw:name="Marco141" text:anchor-type="char" svg:width="0.041cm" draw:z-index="141"><draw:text-box fo:min-height="0.041cm"><text:h text:style-name="P21" text:outline-level="4">Enunciado de la pregunta</text:h></draw:text-box></draw:frame><text:span text:style-name="T4">El paquete principal del </text:span><text:span text:style-name="ACRONYM"><text:span text:style-name="T4">API</text:span></text:span><text:span text:style-name="T4"> de Qizx para trabajar en entornos Java es </text:span><text:span text:style-name="Source_20_Text"><text:span text:style-name="T7">com.qizx.api</text:span></text:span><text:span text:style-name="T4">. ¿Verdadero o falso?</text:span></text:p>
            <text:p text:style-name="P8">Seleccione una:</text:p>
            <text:p text:style-name="P2">Verdadero </text:p>
            <text:p text:style-name="P2">Falso</text:p>
            <text:p text:style-name="P13"><draw:frame draw:style-name="fr1" draw:name="Marco142" text:anchor-type="char" svg:width="0.041cm" draw:z-index="140"><draw:text-box fo:min-height="0.041cm"><text:h text:style-name="P21" text:outline-level="4">Retroalimentación</text:h></draw:text-box></draw:frame>La respuesta correcta es 'Verdadero'</text:p>
            <text:p text:style-name="P13"/>
          </text:section>
          <text:section text:style-name="Sect1" text:name="question-56504-2">
            <text:h text:style-name="P16" text:outline-level="3">Pregunta <text:span text:style-name="T1">2</text:span></text:h>
            <text:p text:style-name="P6"/>
            <text:p text:style-name="P8"><draw:frame draw:style-name="fr1" draw:name="Marco143" text:anchor-type="char" svg:width="0.041cm" draw:z-index="143"><draw:text-box fo:min-height="0.041cm"><text:h text:style-name="P21" text:outline-level="4">Enunciado de la pregunta</text:h></draw:text-box></draw:frame>Internamente la base de datos eXist distingue entre expresiones XPath y XQuery</text:p>
            <text:p text:style-name="P8">Seleccione una:</text:p>
            <text:p text:style-name="P2">Verdadero </text:p>
            <text:p text:style-name="P2">Falso</text:p>
            <text:p text:style-name="P13"><draw:frame draw:style-name="fr1" draw:name="Marco144" text:anchor-type="char" svg:width="0.041cm" draw:z-index="142"><draw:text-box fo:min-height="0.041cm"><text:h text:style-name="P21" text:outline-level="4">Retroalimentación</text:h></draw:text-box></draw:frame>La respuesta correcta es 'Falso'</text:p>
            <text:p text:style-name="P13"/>
          </text:section>
          <text:section text:style-name="Sect1" text:name="question-56504-3">
            <text:h text:style-name="P16" text:outline-level="3"><text:soft-page-break/>Pregunta <text:span text:style-name="T1">3</text:span></text:h>
            <text:p text:style-name="P6"/>
            <text:p text:style-name="P8"><draw:frame draw:style-name="fr1" draw:name="Marco145" text:anchor-type="char" svg:width="0.041cm" draw:z-index="145"><draw:text-box fo:min-height="0.041cm"><text:h text:style-name="P21" text:outline-level="4">Enunciado de la pregunta</text:h></draw:text-box></draw:frame>Los documentos XML en una base de datos nativa se almacenan en colecciones</text:p>
            <text:p text:style-name="P8">Seleccione una:</text:p>
            <text:p text:style-name="P2">Verdadero </text:p>
            <text:p text:style-name="P2">Falso</text:p>
            <text:p text:style-name="P13"><draw:frame draw:style-name="fr1" draw:name="Marco146" text:anchor-type="char" svg:width="0.041cm" draw:z-index="144"><draw:text-box fo:min-height="0.041cm"><text:h text:style-name="P21" text:outline-level="4">Retroalimentación</text:h></draw:text-box></draw:frame>La respuesta correcta es 'Verdadero'</text:p>
            <text:p text:style-name="P13"/>
          </text:section>
          <text:section text:style-name="Sect1" text:name="question-56504-4">
            <text:h text:style-name="P16" text:outline-level="3">Pregunta <text:span text:style-name="T1">4</text:span></text:h>
            <text:p text:style-name="P6"/>
            <text:p text:style-name="P7"><draw:frame draw:style-name="fr1" draw:name="Marco147" text:anchor-type="char" svg:width="0.041cm" draw:z-index="147"><draw:text-box fo:min-height="0.041cm"><text:h text:style-name="P21" text:outline-level="4">Enunciado de la pregunta</text:h></draw:text-box></draw:frame><text:span text:style-name="T4">Un </text:span><text:span text:style-name="Source_20_Text"><text:span text:style-name="T7">ItemSequence</text:span></text:span><text:span text:style-name="T4"> es una secuencia de nodos </text:span><text:span text:style-name="ACRONYM"><text:span text:style-name="T5">XML</text:span></text:span><text:span text:style-name="T4">. ¿Verdadero o falso?</text:span></text:p>
            <text:p text:style-name="P8">Seleccione una:</text:p>
            <text:p text:style-name="P2">Verdadero</text:p>
            <text:p text:style-name="P2">Falso </text:p>
            <text:p text:style-name="P13"><draw:frame draw:style-name="fr1" draw:name="Marco148" text:anchor-type="char" svg:width="0.041cm" draw:z-index="146"><draw:text-box fo:min-height="0.041cm"><text:h text:style-name="P21" text:outline-level="4">Retroalimentación</text:h></draw:text-box></draw:frame>La respuesta correcta es 'Falso'</text:p>
            <text:p text:style-name="P13"/>
          </text:section>
          <text:section text:style-name="Sect1" text:name="question-56504-5">
            <text:h text:style-name="P16" text:outline-level="3">Pregunta <text:span text:style-name="T1">5</text:span></text:h>
            <text:p text:style-name="P6"/>
            <text:p text:style-name="P8"><draw:frame draw:style-name="fr1" draw:name="Marco149" text:anchor-type="char" svg:width="0.041cm" draw:z-index="149"><draw:text-box fo:min-height="0.041cm"><text:h text:style-name="P21" text:outline-level="4">Enunciado de la pregunta</text:h></draw:text-box></draw:frame>En la API XML para Java, los drivers proporcionan el proveedor del producto, el cual debe ser registrado en la base de datos</text:p>
            <text:p text:style-name="P8">Seleccione una:</text:p>
            <text:p text:style-name="P2">Verdadero</text:p>
            <text:p text:style-name="P2">Falso </text:p>
            <text:p text:style-name="P13"><draw:frame draw:style-name="fr1" draw:name="Marco150" text:anchor-type="char" svg:width="0.041cm" draw:z-index="148"><draw:text-box fo:min-height="0.041cm"><text:h text:style-name="P21" text:outline-level="4">Retroalimentación</text:h></draw:text-box></draw:frame>La respuesta correcta es 'Verdadero'</text:p>
            <text:p text:style-name="P13"/>
          </text:section>
          <text:section text:style-name="Sect1" text:name="question-56504-6">
            <text:h text:style-name="P16" text:outline-level="3">Pregunta <text:span text:style-name="T1">6</text:span></text:h>
            <text:p text:style-name="P6"/>
            <text:p text:style-name="P7"><draw:frame draw:style-name="fr1" draw:name="Marco151" text:anchor-type="char" svg:width="0.041cm" draw:z-index="151"><draw:text-box fo:min-height="0.041cm"><text:h text:style-name="P21" text:outline-level="4">Enunciado de la pregunta</text:h></draw:text-box></draw:frame><text:span text:style-name="T4">La expresión </text:span><text:span text:style-name="Source_20_Text"><text:span text:style-name="T7">cuadro//titulo</text:span></text:span><text:span text:style-name="T4"> selecciona los elementos titulo descendientes de los elementos cuadro, hijos del nodo raíz. ¿Verdadero o falso?</text:span></text:p>
            <text:p text:style-name="P8">Seleccione una:</text:p>
            <text:p text:style-name="P2">Verdadero </text:p>
            <text:p text:style-name="P2">Falso</text:p>
            <text:p text:style-name="P13"><draw:frame draw:style-name="fr1" draw:name="Marco152" text:anchor-type="char" svg:width="0.041cm" draw:z-index="150"><draw:text-box fo:min-height="0.041cm"><text:h text:style-name="P21" text:outline-level="4">Retroalimentación</text:h></draw:text-box></draw:frame>La respuesta correcta es 'Falso'</text:p>
            <text:p text:style-name="P13"/>
          </text:section>
          <text:section text:style-name="Sect1" text:name="question-56504-7">
            <text:h text:style-name="P16" text:outline-level="3">Pregunta <text:span text:style-name="T1">7</text:span></text:h>
            <text:p text:style-name="P6"/>
            <text:p text:style-name="P8"><draw:frame draw:style-name="fr1" draw:name="Marco153" text:anchor-type="char" svg:width="0.041cm" draw:z-index="153"><draw:text-box fo:min-height="0.041cm"><text:h text:style-name="P21" text:outline-level="4">Enunciado de la pregunta</text:h></draw:text-box></draw:frame>En una XQuery, Let no permite que se asignen valores resultantes de expresiones XPath a variables para simplificar la representación.</text:p>
            <text:p text:style-name="P8">Seleccione una:</text:p>
            <text:p text:style-name="P2">Verdadero </text:p>
            <text:p text:style-name="P2">Falso</text:p>
            <text:p text:style-name="P13"><draw:frame draw:style-name="fr1" draw:name="Marco154" text:anchor-type="char" svg:width="0.041cm" draw:z-index="152"><draw:text-box fo:min-height="0.041cm"><text:h text:style-name="P21" text:outline-level="4">Retroalimentación</text:h></draw:text-box></draw:frame>La respuesta correcta es 'Falso'</text:p>
            <text:p text:style-name="P13"/>
          </text:section>
          <text:section text:style-name="Sect1" text:name="question-56504-8">
            <text:h text:style-name="P16" text:outline-level="3">Pregunta <text:span text:style-name="T1">8</text:span></text:h>
            <text:p text:style-name="P6"/>
            <text:p text:style-name="P8"><draw:frame draw:style-name="fr1" draw:name="Marco155" text:anchor-type="char" svg:width="0.041cm" draw:z-index="155"><draw:text-box fo:min-height="0.041cm"><text:h text:style-name="P21" text:outline-level="4">Enunciado de la pregunta</text:h></draw:text-box></draw:frame>Toda expresión <text:span text:style-name="T2">XPath</text:span> es también una consulta <text:span text:style-name="T2">XQuery</text:span>. ¿Verdadero o falso?</text:p>
            <text:p text:style-name="P8">Seleccione una:</text:p>
            <text:p text:style-name="P2">Verdadero </text:p>
            <text:p text:style-name="P2">Falso</text:p>
            <text:p text:style-name="P13"><draw:frame draw:style-name="fr1" draw:name="Marco156" text:anchor-type="char" svg:width="0.041cm" draw:z-index="154"><draw:text-box fo:min-height="0.041cm"><text:h text:style-name="P21" text:outline-level="4">Retroalimentación</text:h></draw:text-box></draw:frame>La respuesta correcta es 'Verdadero'</text:p>
            <text:p text:style-name="P13"/>
          </text:section>
          <text:section text:style-name="Sect1" text:name="question-56504-9">
            <text:h text:style-name="P16" text:outline-level="3">Pregunta <text:span text:style-name="T1">9</text:span></text:h>
            <text:p text:style-name="P6"/>
            <text:p text:style-name="P7"><draw:frame draw:style-name="fr1" draw:name="Marco157" text:anchor-type="char" svg:width="0.041cm" draw:z-index="157"><draw:text-box fo:min-height="0.041cm"><text:h text:style-name="P21" text:outline-level="4">Enunciado de la pregunta</text:h></draw:text-box></draw:frame><text:span text:style-name="T4">La expresión: </text:span><text:span text:style-name="Source_20_Text"><text:span text:style-name="T7">insert node &lt; tipo&gt;Accesible&lt; /tipo&gt; as last into doc("Aulas/aula1.xml")//aula</text:span></text:span><text:span text:style-name="T4">. Inserta el nodo </text:span><text:span text:style-name="Source_20_Text"><text:span text:style-name="T7">&lt; tipo&gt;...&lt; /tipo&gt;</text:span></text:span><text:span text:style-name="T4"> en todos los documentos de la colección Aulas, comenzando por </text:span><text:span text:style-name="Source_20_Text"><text:span text:style-name="T7">aula1.xml</text:span></text:span><text:span text:style-name="T4">. ¿Verdadero o falso?</text:span></text:p>
            <text:p text:style-name="P8">Seleccione una:</text:p>
            <text:p text:style-name="P2">Verdadero </text:p>
            <text:p text:style-name="P2">Falso</text:p>
            <text:p text:style-name="P13"><draw:frame draw:style-name="fr1" draw:name="Marco158" text:anchor-type="char" svg:width="0.041cm" draw:z-index="156"><draw:text-box fo:min-height="0.041cm"><text:h text:style-name="P21" text:outline-level="4">Retroalimentación</text:h></draw:text-box></draw:frame>La respuesta correcta es 'Falso'</text:p>
            <text:p text:style-name="P13"/>
          </text:section>
          <text:section text:style-name="Sect1" text:name="question-56504-10">
            <text:h text:style-name="P16" text:outline-level="3">Pregunta <text:span text:style-name="T1">10</text:span></text:h>
            <text:p text:style-name="P6"/>
            <text:p text:style-name="P8"><draw:frame draw:style-name="fr1" draw:name="Marco159" text:anchor-type="char" svg:width="0.041cm" draw:z-index="159"><draw:text-box fo:min-height="0.041cm"><text:h text:style-name="P21" text:outline-level="4">Enunciado de la pregunta</text:h></draw:text-box></draw:frame>En una BD XML o nativa resulta difícil insertar documentos</text:p>
            <text:p text:style-name="P8">Seleccione una:</text:p>
            <text:p text:style-name="P2">Verdadero</text:p>
            <text:p text:style-name="P2">Falso </text:p>
            <text:p text:style-name="P13"><draw:frame draw:style-name="fr1" draw:name="Marco160" text:anchor-type="char" svg:width="0.041cm" draw:z-index="158"><draw:text-box fo:min-height="0.041cm"><text:h text:style-name="P21" text:outline-level="4">Retroalimentación</text:h></draw:text-box></draw:frame>La respuesta correcta es 'Verdadero'</text:p>
          </text:section>
          <text:p text:style-name="P13"/>
          <text:h text:style-name="P15" text:outline-level="3"><text:soft-page-break/></text:h>
          <text:h text:style-name="P15" text:outline-level="3"/>
          <text:h text:style-name="P15" text:outline-level="3">Pregunta <text:span text:style-name="T1">1</text:span></text:h>
          <text:section text:style-name="Sect1" text:name="question-56505-1">
            <text:p text:style-name="P6"/>
            <text:p text:style-name="P8"><draw:frame draw:style-name="fr1" draw:name="Marco161" text:anchor-type="char" svg:width="0.041cm" draw:z-index="161"><draw:text-box fo:min-height="0.041cm"><text:h text:style-name="P21" text:outline-level="4">Enunciado de la pregunta</text:h></draw:text-box></draw:frame>El modelo de datos que sustenta a <text:span text:style-name="T2">XQuery</text:span> es el de <text:span text:style-name="T2">XPath</text:span>. ¿Verdadero o falso?</text:p>
            <text:p text:style-name="P8">Seleccione una:</text:p>
            <text:p text:style-name="P2">Verdadero</text:p>
            <text:p text:style-name="P2">Falso </text:p>
            <text:p text:style-name="P13"><draw:frame draw:style-name="fr1" draw:name="Marco162" text:anchor-type="char" svg:width="0.041cm" draw:z-index="160"><draw:text-box fo:min-height="0.041cm"><text:h text:style-name="P21" text:outline-level="4">Retroalimentación</text:h></draw:text-box></draw:frame>La respuesta correcta es 'Verdadero'</text:p>
            <text:p text:style-name="P13"/>
          </text:section>
          <text:section text:style-name="Sect1" text:name="question-56505-2">
            <text:h text:style-name="P16" text:outline-level="3">Pregunta <text:span text:style-name="T1">2</text:span></text:h>
            <text:p text:style-name="P6"/>
            <text:p text:style-name="P7"><draw:frame draw:style-name="fr1" draw:name="Marco163" text:anchor-type="char" svg:width="0.041cm" draw:z-index="163"><draw:text-box fo:min-height="0.041cm"><text:h text:style-name="P21" text:outline-level="4">Enunciado de la pregunta</text:h></draw:text-box></draw:frame><text:span text:style-name="T4">Después de un </text:span><text:span text:style-name="Source_20_Text"><text:span text:style-name="T7">rollback()</text:span></text:span><text:span text:style-name="T4"> se refresca o actualiza el estado de la </text:span><text:span text:style-name="ACRONYM"><text:span text:style-name="T4">BD</text:span></text:span><text:span text:style-name="T4">, de manera que se reflejan los cambios realizados por otras transacciones. ¿Verdadero o falso?</text:span></text:p>
            <text:p text:style-name="P8">Seleccione una:</text:p>
            <text:p text:style-name="P2">Verdadero </text:p>
            <text:p text:style-name="P2">Falso</text:p>
            <text:p text:style-name="P13"><draw:frame draw:style-name="fr1" draw:name="Marco164" text:anchor-type="char" svg:width="0.041cm" draw:z-index="162"><draw:text-box fo:min-height="0.041cm"><text:h text:style-name="P21" text:outline-level="4">Retroalimentación</text:h></draw:text-box></draw:frame>La respuesta correcta es 'Verdadero'</text:p>
            <text:p text:style-name="P13"/>
          </text:section>
          <text:section text:style-name="Sect1" text:name="question-56505-3">
            <text:h text:style-name="P16" text:outline-level="3">Pregunta <text:span text:style-name="T1">3</text:span></text:h>
            <text:p text:style-name="P6"/>
            <text:p text:style-name="P8"><draw:frame draw:style-name="fr1" draw:name="Marco165" text:anchor-type="char" svg:width="0.041cm" draw:z-index="165"><draw:text-box fo:min-height="0.041cm"><text:h text:style-name="P21" text:outline-level="4">Enunciado de la pregunta</text:h></draw:text-box></draw:frame>Una estrategia de almacenamiento de las bases de datos nativas es el almacenamiento basado en modelo. ¿Verdadero o falso?</text:p>
            <text:p text:style-name="P8">Seleccione una:</text:p>
            <text:p text:style-name="P2">Verdadero</text:p>
            <text:p text:style-name="P2">Falso </text:p>
            <text:p text:style-name="P13"><draw:frame draw:style-name="fr1" draw:name="Marco166" text:anchor-type="char" svg:width="0.041cm" draw:z-index="164"><draw:text-box fo:min-height="0.041cm"><text:h text:style-name="P21" text:outline-level="4">Retroalimentación</text:h></draw:text-box></draw:frame>La respuesta correcta es 'Verdadero'</text:p>
            <text:p text:style-name="P13"/>
          </text:section>
          <text:section text:style-name="Sect1" text:name="question-56505-4">
            <text:h text:style-name="P16" text:outline-level="3">Pregunta <text:span text:style-name="T1">4</text:span></text:h>
            <text:p text:style-name="P6"/>
            <text:p text:style-name="P8"><draw:frame draw:style-name="fr1" draw:name="Marco167" text:anchor-type="char" svg:width="0.041cm" draw:z-index="167"><draw:text-box fo:min-height="0.041cm"><text:h text:style-name="P21" text:outline-level="4">Enunciado de la pregunta</text:h></draw:text-box></draw:frame>La función DATA es una función XPath</text:p>
            <text:p text:style-name="P8">Seleccione una:</text:p>
            <text:p text:style-name="P2">Verdadero </text:p>
            <text:p text:style-name="P2">Falso</text:p>
            <text:p text:style-name="P13"><draw:frame draw:style-name="fr1" draw:name="Marco168" text:anchor-type="char" svg:width="0.041cm" draw:z-index="166"><draw:text-box fo:min-height="0.041cm"><text:h text:style-name="P21" text:outline-level="4">Retroalimentación</text:h></draw:text-box></draw:frame>La respuesta correcta es 'Verdadero'</text:p>
            <text:p text:style-name="P13"/>
          </text:section>
          <text:section text:style-name="Sect1" text:name="question-56505-5">
            <text:h text:style-name="P16" text:outline-level="3">Pregunta <text:span text:style-name="T1">5</text:span></text:h>
            <text:p text:style-name="P6"/>
            <text:p text:style-name="P7"><draw:frame draw:style-name="fr1" draw:name="Marco169" text:anchor-type="char" svg:width="0.041cm" draw:z-index="169"><draw:text-box fo:min-height="0.041cm"><text:h text:style-name="P21" text:outline-level="4">Enunciado de la pregunta</text:h></draw:text-box></draw:frame><text:span text:style-name="T4">La expresión </text:span><text:span text:style-name="Source_20_Text"><text:span text:style-name="T7">libro[1]</text:span></text:span><text:span text:style-name="T4"> selecciona el libro de identificador 1 del nodo contextual. ¿Verdadero o falso?</text:span></text:p>
            <text:p text:style-name="P8">Seleccione una:</text:p>
            <text:p text:style-name="P2">Verdadero </text:p>
            <text:p text:style-name="P2">Falso</text:p>
            <text:p text:style-name="P13"><draw:frame draw:style-name="fr1" draw:name="Marco170" text:anchor-type="char" svg:width="0.041cm" draw:z-index="168"><draw:text-box fo:min-height="0.041cm"><text:h text:style-name="P21" text:outline-level="4">Retroalimentación</text:h></draw:text-box></draw:frame>La respuesta correcta es 'Falso'</text:p>
            <text:p text:style-name="P13"/>
          </text:section>
          <text:section text:style-name="Sect1" text:name="question-56505-6">
            <text:h text:style-name="P16" text:outline-level="3">Pregunta <text:span text:style-name="T1">6</text:span></text:h>
            <text:p text:style-name="P6"/>
            <text:p text:style-name="P8"><draw:frame draw:style-name="fr1" draw:name="Marco171" text:anchor-type="char" svg:width="0.041cm" draw:z-index="171"><draw:text-box fo:min-height="0.041cm"><text:h text:style-name="P21" text:outline-level="4">Enunciado de la pregunta</text:h></draw:text-box></draw:frame>Las operaciones básicas sobre colecciones y documentos son: crear y borrar colección y crear y borrar un documento. </text:p>
            <text:p text:style-name="P8">Seleccione una:</text:p>
            <text:p text:style-name="P2">Verdadero </text:p>
            <text:p text:style-name="P2">Falso</text:p>
            <text:p text:style-name="P13"><draw:frame draw:style-name="fr1" draw:name="Marco172" text:anchor-type="char" svg:width="0.041cm" draw:z-index="170"><draw:text-box fo:min-height="0.041cm"><text:h text:style-name="P21" text:outline-level="4">Retroalimentación</text:h></draw:text-box></draw:frame>La respuesta correcta es 'Verdadero'</text:p>
            <text:p text:style-name="P13"/>
          </text:section>
          <text:section text:style-name="Sect1" text:name="question-56505-7">
            <text:h text:style-name="P16" text:outline-level="3">Pregunta <text:span text:style-name="T1">7</text:span></text:h>
            <text:p text:style-name="P6"/>
            <text:p text:style-name="P7"><draw:frame draw:style-name="fr1" draw:name="Marco173" text:anchor-type="char" svg:width="0.041cm" draw:z-index="172"><draw:text-box fo:min-height="0.041cm"><text:h text:style-name="P21" text:outline-level="4">Enunciado de la pregunta</text:h></draw:text-box></draw:frame><text:span text:style-name="T4">Señala cual de los siguientes tipos de documento fuente pueden utilizarse en un método </text:span><text:span text:style-name="Source_20_Text"><text:span text:style-name="T7">Library.importDocument()</text:span></text:span><text:span text:style-name="T4">:</text:span></text:p>
            <text:p text:style-name="P8">Seleccione una:</text:p>
            <text:section text:style-name="Sect1" text:name="q56505:7_answer0_label">
              <text:p text:style-name="P4">a.</text:p>
              <text:p text:style-name="P1"><text:span text:style-name="Source_20_Text"><text:span text:style-name="T7">URL</text:span></text:span><text:span text:style-name="T4">.</text:span></text:p>
            </text:section>
            <text:section text:style-name="Sect1" text:name="q56505:7_answer1_label">
              <text:p text:style-name="P3">b.</text:p>
              <text:p text:style-name="P1"><text:span text:style-name="Source_20_Text"><text:span text:style-name="T7">InputSource</text:span></text:span><text:span text:style-name="T4">.</text:span></text:p>
            </text:section>
            <text:section text:style-name="Sect1" text:name="q56505:7_answer2_label">
              <text:p text:style-name="P3">c.</text:p>
              <text:p text:style-name="P2">Todas son correctas.</text:p>
            </text:section>
            <text:section text:style-name="Sect1" text:name="q56505:7_answer3_label">
              <text:p text:style-name="P3">d.</text:p>
              <text:p text:style-name="P1"><text:span text:style-name="Source_20_Text"><text:span text:style-name="T7">File</text:span></text:span><text:span text:style-name="T4">.</text:span></text:p>
            </text:section>
            <text:p text:style-name="P12"><draw:frame draw:style-name="fr1" draw:name="Marco174" text:anchor-type="char" svg:width="0.041cm" draw:z-index="173"><draw:text-box fo:min-height="0.041cm"><text:h text:style-name="P21" text:outline-level="4">Retroalimentación</text:h></draw:text-box></draw:frame>La respuesta correcta es: Todas son correctas.</text:p>
            <text:p text:style-name="P12"/>
          </text:section>
          <text:section text:style-name="Sect1" text:name="question-56505-8">
            <text:h text:style-name="P16" text:outline-level="3">Pregunta <text:span text:style-name="T1">8</text:span></text:h>
            <text:p text:style-name="P6"/>
            <text:p text:style-name="P8"><draw:frame draw:style-name="fr1" draw:name="Marco175" text:anchor-type="char" svg:width="0.041cm" draw:z-index="175"><draw:text-box fo:min-height="0.041cm"><text:h text:style-name="P21" text:outline-level="4">Enunciado de la pregunta</text:h></draw:text-box></draw:frame><text:soft-page-break/>En una XQuery, For se usa para seleccionar nodos y almacenarlos en una variable.</text:p>
            <text:p text:style-name="P8">Seleccione una:</text:p>
            <text:p text:style-name="P2">Verdadero </text:p>
            <text:p text:style-name="P2">Falso</text:p>
            <text:p text:style-name="P13"><draw:frame draw:style-name="fr1" draw:name="Marco176" text:anchor-type="char" svg:width="0.041cm" draw:z-index="174"><draw:text-box fo:min-height="0.041cm"><text:h text:style-name="P21" text:outline-level="4">Retroalimentación</text:h></draw:text-box></draw:frame>La respuesta correcta es 'Verdadero'</text:p>
            <text:p text:style-name="P13"/>
          </text:section>
          <text:section text:style-name="Sect1" text:name="question-56505-9">
            <text:h text:style-name="P16" text:outline-level="3">Pregunta <text:span text:style-name="T1">9</text:span></text:h>
            <text:p text:style-name="P6"/>
            <text:p text:style-name="P7"><draw:frame draw:style-name="fr1" draw:name="Marco177" text:anchor-type="char" svg:width="0.041cm" draw:z-index="176"><draw:text-box fo:min-height="0.041cm"><text:h text:style-name="P21" text:outline-level="4">Enunciado de la pregunta</text:h></draw:text-box></draw:frame><text:span text:style-name="T4">Las bases de datos </text:span><text:span text:style-name="ACRONYM"><text:span text:style-name="T5">XML</text:span></text:span><text:span text:style-name="T4"> nativas se caracterizan por:</text:span></text:p>
            <text:p text:style-name="P8">Seleccione una o más de una:</text:p>
            <text:section text:style-name="Sect1" text:name="q56505:9_choice0_label">
              <text:p text:style-name="P4">a.</text:p>
              <text:p text:style-name="P2">Solo almacenan documentos centrados en texto o contenido.</text:p>
            </text:section>
            <text:section text:style-name="Sect1" text:name="q56505:9_choice1_label">
              <text:p text:style-name="P3">b.</text:p>
              <text:p text:style-name="P2">Basarse en un modelo físico de almacenamiento propietario.</text:p>
            </text:section>
            <text:section text:style-name="Sect1" text:name="q56505:9_choice2_label">
              <text:p text:style-name="P3">c.</text:p>
              <text:p text:style-name="P2">La unidad mínima de almacenamiento es el documento.</text:p>
            </text:section>
            <text:section text:style-name="Sect1" text:name="q56505:9_choice3_label">
              <text:p text:style-name="P3">d.</text:p>
              <text:p text:style-name="P1"><text:span text:style-name="T4">Almacenar y recuperar documentos </text:span><text:span text:style-name="ACRONYM"><text:span text:style-name="T5">XML</text:span></text:span><text:span text:style-name="T4"> de forma intacta.</text:span></text:p>
            </text:section>
            <text:p text:style-name="P11"><draw:frame draw:style-name="fr1" draw:name="Marco178" text:anchor-type="char" svg:width="0.041cm" draw:z-index="177"><draw:text-box fo:min-height="0.041cm"><text:h text:style-name="P21" text:outline-level="4">Retroalimentación</text:h></draw:text-box></draw:frame><text:span text:style-name="T9">Las respuestas correctas son: La unidad mínima de almacenamiento es el documento., Almacenar y recuperar documentos </text:span><text:span text:style-name="ACRONYM"><text:span text:style-name="T10">XML</text:span></text:span><text:span text:style-name="T9"> de forma intacta.</text:span></text:p>
            <text:p text:style-name="P12"/>
          </text:section>
          <text:section text:style-name="Sect1" text:name="question-56505-10">
            <text:h text:style-name="P16" text:outline-level="3">Pregunta <text:span text:style-name="T1">10</text:span></text:h>
            <text:p text:style-name="P6"/>
            <text:p text:style-name="P7"><draw:frame draw:style-name="fr1" draw:name="Marco179" text:anchor-type="char" svg:width="0.041cm" draw:z-index="178"><draw:text-box fo:min-height="0.041cm"><text:h text:style-name="P21" text:outline-level="4">Enunciado de la pregunta</text:h></draw:text-box></draw:frame><text:span text:style-name="T4">La sentencia: </text:span><text:span text:style-name="Source_20_Text"><text:span text:style-name="T7">delete node doc("Empresa.xml")//empresa[@id="2"]</text:span></text:span><text:span text:style-name="T4"> tiene errores de sintaxis. ¿Verdadero o falso?</text:span></text:p>
            <text:p text:style-name="P8">Seleccione una:</text:p>
            <text:p text:style-name="P2">Verdadero </text:p>
            <text:p text:style-name="P2">Falso</text:p>
            <text:p text:style-name="P13"><draw:frame draw:style-name="fr1" draw:name="Marco180" text:anchor-type="char" svg:width="0.041cm" draw:z-index="179"><draw:text-box fo:min-height="0.041cm"><text:h text:style-name="P21" text:outline-level="4">Retroalimentación</text:h></draw:text-box></draw:frame>La respuesta correcta es 'Falso'</text:p>
          </text:section>
          <text:p text:style-name="P13"/>
        </text:section>
        <text:p text:style-name="P13"/>
        <text:p text:style-name="P20"/>
        <text:p text:style-name="P20"/>
        <text:p text:style-name="P20"/>
        <text:p text:style-name="P13"/>
        <text:h text:style-name="P15" text:outline-level="3">Pregunta <text:span text:style-name="T1">1</text:span></text:h>
        <text:section text:style-name="Sect1" text:name="question-56481-1">
          <text:p text:style-name="P6"/>
          <text:p text:style-name="P8"><draw:frame draw:style-name="fr1" draw:name="Marco61" text:anchor-type="char" svg:width="0.041cm" draw:z-index="60"><draw:text-box fo:min-height="0.041cm"><text:h text:style-name="P21" text:outline-level="4">Enunciado de la pregunta</text:h></draw:text-box></draw:frame>¿Qué método empleamos para registrar un oyente?</text:p>
          <text:p text:style-name="P8">Seleccione una:</text:p>
          <text:section text:style-name="Sect1" text:name="q56481:1_answer0_label">
            <text:p text:style-name="P4">a.</text:p>
            <text:p text:style-name="P1"><text:span text:style-name="Source_20_Text"><text:span text:style-name="T7">public void add&lt;Nombre&gt;Listener(&lt;Nombre&gt;Listener l).</text:span></text:span></text:p>
          </text:section>
          <text:section text:style-name="Sect1" text:name="q56481:1_answer1_label">
            <text:p text:style-name="P3">b.</text:p>
            <text:p text:style-name="P1"><text:span text:style-name="Source_20_Text"><text:span text:style-name="T7">public void set&lt;NombrePropiedad&gt;(&lt;TipoPropiedad&gt; valor).</text:span></text:span></text:p>
          </text:section>
          <text:section text:style-name="Sect1" text:name="q56481:1_answer2_label">
            <text:p text:style-name="P3">c.</text:p>
            <text:p text:style-name="P1"><text:span text:style-name="Source_20_Text"><text:span text:style-name="T7">public void remove&lt;Nombre&gt;Listener(&lt;Nombre&gt;Listener l).</text:span></text:span></text:p>
          </text:section>
          <text:section text:style-name="Sect1" text:name="q56481:1_answer3_label">
            <text:p text:style-name="P3">d.</text:p>
            <text:p text:style-name="P1"><text:span text:style-name="Source_20_Text"><text:span text:style-name="T7">public &lt;Propiedad&gt;Editor implements PropertyEditor {…}.</text:span></text:span></text:p>
          </text:section>
          <text:p text:style-name="P11"><draw:frame draw:style-name="fr1" draw:name="Marco62" text:anchor-type="char" svg:width="0.041cm" draw:z-index="61"><draw:text-box fo:min-height="0.041cm"><text:h text:style-name="P21" text:outline-level="4">Retroalimentación</text:h></draw:text-box></draw:frame><text:span text:style-name="T9">La respuesta correcta es: </text:span><text:span text:style-name="Source_20_Text"><text:span text:style-name="T11">public void add&lt;Nombre&gt;Listener(&lt;Nombre&gt;Listener l).</text:span></text:span></text:p>
          <text:p text:style-name="P11"><text:span text:style-name="Source_20_Text"><text:span text:style-name="T11"/></text:span></text:p>
        </text:section>
        <text:section text:style-name="Sect1" text:name="question-56481-2">
          <text:h text:style-name="P17" text:outline-level="3"><text:span text:style-name="T14">Pregunta </text:span><text:span text:style-name="T15">2</text:span></text:h>
          <text:p text:style-name="P19"/>
          <text:p text:style-name="P8"><draw:frame draw:style-name="fr1" draw:name="Marco63" text:anchor-type="char" svg:width="0.041cm" draw:z-index="62"><draw:text-box fo:min-height="0.041cm"><text:h text:style-name="P21" text:outline-level="4">Enunciado de la pregunta</text:h></draw:text-box></draw:frame>Un componente de acceso a datos representa en cada momento con sus propiedades:</text:p>
          <text:p text:style-name="P8">Seleccione una:</text:p>
          <text:section text:style-name="Sect1" text:name="q56481:2_answer0_label">
            <text:p text:style-name="P4">a.</text:p>
            <text:p text:style-name="P2">Los valores de un registro de una tabla de la base de datos.</text:p>
          </text:section>
          <text:section text:style-name="Sect1" text:name="q56481:2_answer1_label">
            <text:p text:style-name="P3">b.</text:p>
            <text:p text:style-name="P2">Un vector de elementos que mantiene en memoria el contenido de la base de datos.</text:p>
          </text:section>
          <text:section text:style-name="Sect1" text:name="q56481:2_answer2_label">
            <text:p text:style-name="P3">c.</text:p>
            <text:p text:style-name="P2">El contenido completo de una tabla de la base de datos.</text:p>
          </text:section>
          <text:section text:style-name="Sect1" text:name="q56481:2_answer3_label">
            <text:p text:style-name="P3">d.</text:p>
            <text:p text:style-name="P2">La lógica de negocio de una organización.</text:p>
          </text:section>
          <text:p text:style-name="P12"><draw:frame draw:style-name="fr1" draw:name="Marco64" text:anchor-type="char" svg:width="0.041cm" draw:z-index="63"><draw:text-box fo:min-height="0.041cm"><text:h text:style-name="P21" text:outline-level="4">Retroalimentación</text:h></draw:text-box></draw:frame>La respuesta correcta es: Los valores de un registro de una tabla de la base de datos.</text:p>
          <text:p text:style-name="P12"/>
        </text:section>
        <text:section text:style-name="Sect1" text:name="question-56481-3">
          <text:h text:style-name="P16" text:outline-level="3">Pregunta <text:span text:style-name="T1">3</text:span></text:h>
          <text:p text:style-name="P6"/>
          <text:p text:style-name="P8"><draw:frame draw:style-name="fr1" draw:name="Marco65" text:anchor-type="char" svg:width="0.041cm" draw:z-index="65"><draw:text-box fo:min-height="0.041cm"><text:h text:style-name="P21" text:outline-level="4">Enunciado de la pregunta</text:h></draw:text-box></draw:frame><text:soft-page-break/>El tratamiento de los eventos (realizar una acción cuando el evento se produce) se realiza siempre en el componente. ¿Verdadero o falso?</text:p>
          <text:p text:style-name="P8">Seleccione una:</text:p>
          <text:p text:style-name="P2">Verdadero</text:p>
          <text:p text:style-name="P2">Falso </text:p>
          <text:p text:style-name="P13"><draw:frame draw:style-name="fr1" draw:name="Marco66" text:anchor-type="char" svg:width="0.041cm" draw:z-index="64"><draw:text-box fo:min-height="0.041cm"><text:h text:style-name="P21" text:outline-level="4">Retroalimentación</text:h></draw:text-box></draw:frame>La respuesta correcta es 'Verdadero'</text:p>
          <text:p text:style-name="P13"/>
        </text:section>
        <text:section text:style-name="Sect1" text:name="question-56481-4">
          <text:h text:style-name="P16" text:outline-level="3">Pregunta <text:span text:style-name="T1">4</text:span></text:h>
          <text:p text:style-name="P6"/>
          <text:p text:style-name="P7"><draw:frame draw:style-name="fr1" draw:name="Marco67" text:anchor-type="char" svg:width="0.041cm" draw:z-index="66"><draw:text-box fo:min-height="0.041cm"><text:h text:style-name="P21" text:outline-level="4">Enunciado de la pregunta</text:h></draw:text-box></draw:frame><text:span text:style-name="T4">Para una propiedad definida como </text:span><text:span text:style-name="Source_20_Text"><text:span text:style-name="T7">protected boolean activo</text:span></text:span><text:span text:style-name="T4">, ¿Cómo se definen son los métodos </text:span><text:span text:style-name="Source_20_Text"><text:span text:style-name="T7">get</text:span></text:span><text:span text:style-name="T4"> y </text:span><text:span text:style-name="Source_20_Text"><text:span text:style-name="T7">set</text:span></text:span><text:span text:style-name="T4">?</text:span></text:p>
          <text:p text:style-name="P8">Seleccione una:</text:p>
          <text:section text:style-name="Sect1" text:name="q56481:4_answer0_label">
            <text:p text:style-name="P4">a.</text:p>
            <text:p text:style-name="P1"><text:span text:style-name="Source_20_Text"><text:span text:style-name="T7">public void setActivo(boolean activo)</text:span></text:span><text:span text:style-name="Source_20_Text"><text:span text:style-name="T8"> </text:span></text:span><text:span text:style-name="Source_20_Text"><text:span text:style-name="T7">public boolean isActivo().</text:span></text:span></text:p>
          </text:section>
          <text:section text:style-name="Sect1" text:name="q56481:4_answer1_label">
            <text:p text:style-name="P3">b.</text:p>
            <text:p text:style-name="P1"><text:span text:style-name="Source_20_Text"><text:span text:style-name="T7">public void setActiva(boolean activa)public boolean getActiva().</text:span></text:span></text:p>
          </text:section>
          <text:section text:style-name="Sect1" text:name="q56481:4_answer2_label">
            <text:p text:style-name="P3">c.</text:p>
            <text:p text:style-name="P1"><text:span text:style-name="Source_20_Text"><text:span text:style-name="T7">protected void setActiva(boolean activa)</text:span></text:span><text:span text:style-name="Source_20_Text"><text:span text:style-name="T8"> </text:span></text:span><text:span text:style-name="Source_20_Text"><text:span text:style-name="T7">protected boolean getActiva().</text:span></text:span></text:p>
          </text:section>
          <text:section text:style-name="Sect1" text:name="q56481:4_answer3_label">
            <text:p text:style-name="P3">d.</text:p>
            <text:p text:style-name="P1"><text:span text:style-name="Source_20_Text"><text:span text:style-name="T7">public void setActivo(boolean activo)</text:span></text:span><text:span text:style-name="Source_20_Text"><text:span text:style-name="T8"> </text:span></text:span><text:span text:style-name="Source_20_Text"><text:span text:style-name="T7">public boolean getActivo().</text:span></text:span></text:p>
          </text:section>
          <text:p text:style-name="P11"><draw:frame draw:style-name="fr1" draw:name="Marco68" text:anchor-type="char" svg:width="0.041cm" draw:z-index="67"><draw:text-box fo:min-height="0.041cm"><text:h text:style-name="P21" text:outline-level="4">Retroalimentación</text:h></draw:text-box></draw:frame><text:span text:style-name="T9">La respuesta correcta es: </text:span><text:span text:style-name="Source_20_Text"><text:span text:style-name="T11">public void setActivo(boolean activo)</text:span></text:span><text:span text:style-name="Source_20_Text"><text:span text:style-name="T9"> </text:span></text:span><text:span text:style-name="Source_20_Text"><text:span text:style-name="T11">public boolean isActivo().</text:span></text:span></text:p>
          <text:p text:style-name="P11"><text:span text:style-name="Source_20_Text"><text:span text:style-name="T11"/></text:span></text:p>
        </text:section>
        <text:section text:style-name="Sect1" text:name="question-56481-5">
          <text:h text:style-name="P16" text:outline-level="3">Pregunta <text:span text:style-name="T1">5</text:span></text:h>
          <text:p text:style-name="P6"/>
          <text:p text:style-name="P8"><draw:frame draw:style-name="fr1" draw:name="Marco69" text:anchor-type="char" svg:width="0.041cm" draw:z-index="68"><draw:text-box fo:min-height="0.041cm"><text:h text:style-name="P21" text:outline-level="4">Enunciado de la pregunta</text:h></draw:text-box></draw:frame>¿Cuál de estos métodos pertenece exclusivamente a una propiedad no indexada?</text:p>
          <text:p text:style-name="P8">Seleccione una:</text:p>
          <text:section text:style-name="Sect1" text:name="q56481:5_answer0_label">
            <text:p text:style-name="P4">a.</text:p>
            <text:p text:style-name="P7"><text:span text:style-name="Source_20_Text"><text:span text:style-name="T7">public &lt;TipoProp&gt; get&lt;NombreProp&gt;()</text:span></text:span></text:p>
          </text:section>
          <text:section text:style-name="Sect1" text:name="q56481:5_answer1_label">
            <text:p text:style-name="P3">b.</text:p>
            <text:p text:style-name="P7"><text:span text:style-name="Source_20_Text"><text:span text:style-name="T7">public void set&lt;NombreProp&gt; (&lt;TipoProp&gt;[] p)</text:span></text:span></text:p>
          </text:section>
          <text:section text:style-name="Sect1" text:name="q56481:5_answer2_label">
            <text:p text:style-name="P3">c.</text:p>
            <text:p text:style-name="P7"><text:span text:style-name="Source_20_Text"><text:span text:style-name="T7">public void set&lt;NombreProp&gt; (int posicion, &lt;TipoProp&gt; p)</text:span></text:span></text:p>
          </text:section>
          <text:section text:style-name="Sect1" text:name="q56481:5_answer3_label">
            <text:p text:style-name="P3">d.</text:p>
            <text:p text:style-name="P7"><text:span text:style-name="Source_20_Text"><text:span text:style-name="T7">public &lt;TipoProp&gt; get&lt;NombreProp&gt;(int posicion)</text:span></text:span></text:p>
          </text:section>
          <text:p text:style-name="P11"><draw:frame draw:style-name="fr1" draw:name="Marco70" text:anchor-type="char" svg:width="0.041cm" draw:z-index="69"><draw:text-box fo:min-height="0.041cm"><text:h text:style-name="P21" text:outline-level="4">Retroalimentación</text:h></draw:text-box></draw:frame><text:span text:style-name="T9">La respuesta correcta es: </text:span><text:span text:style-name="Source_20_Text"><text:span text:style-name="T11">public &lt;TipoProp&gt; get&lt;NombreProp&gt;()</text:span></text:span></text:p>
          <text:p text:style-name="P11"><text:span text:style-name="Source_20_Text"><text:span text:style-name="T11"/></text:span></text:p>
        </text:section>
        <text:section text:style-name="Sect1" text:name="question-56481-6">
          <text:h text:style-name="P16" text:outline-level="3">Pregunta <text:span text:style-name="T1">6</text:span></text:h>
          <text:p text:style-name="P6"/>
          <text:p text:style-name="P8"><draw:frame draw:style-name="fr1" draw:name="Marco71" text:anchor-type="char" svg:width="0.041cm" draw:z-index="70"><draw:text-box fo:min-height="0.041cm"><text:h text:style-name="P21" text:outline-level="4">Enunciado de la pregunta</text:h></draw:text-box></draw:frame>¿Cuál de estas no es característica de Serializable?</text:p>
          <text:p text:style-name="P8">Seleccione una:</text:p>
          <text:section text:style-name="Sect1" text:name="q56481:6_answer0_label">
            <text:p text:style-name="P4">a.</text:p>
            <text:p text:style-name="P7"><text:span text:style-name="T4">Cuando establece un atributo como </text:span><text:span text:style-name="Source_20_Text"><text:span text:style-name="T7">static</text:span></text:span><text:span text:style-name="T4"> no se serializa.</text:span></text:p>
          </text:section>
          <text:section text:style-name="Sect1" text:name="q56481:6_answer1_label">
            <text:p text:style-name="P3">b.</text:p>
            <text:p text:style-name="P7"><text:span text:style-name="T4">Usa el método </text:span><text:span text:style-name="Source_20_Text"><text:span text:style-name="T7">writeExternal</text:span></text:span><text:span text:style-name="T4"> para permitir la programación de nuestra propia serialización.</text:span></text:p>
          </text:section>
          <text:section text:style-name="Sect1" text:name="q56481:6_answer2_label">
            <text:p text:style-name="P3">c.</text:p>
            <text:p text:style-name="P8">Obliga a que exista un constructor sin argumentos.</text:p>
          </text:section>
          <text:section text:style-name="Sect1" text:name="q56481:6_answer3_label">
            <text:p text:style-name="P3">d.</text:p>
            <text:p text:style-name="P8">Se usa para realizar una serialización por defecto (aunque incluye un método para que la programe el desarrollador).</text:p>
          </text:section>
          <text:p text:style-name="P11"><draw:frame draw:style-name="fr1" draw:name="Marco72" text:anchor-type="char" svg:width="0.041cm" draw:z-index="71"><draw:text-box fo:min-height="0.041cm"><text:h text:style-name="P21" text:outline-level="4">Retroalimentación</text:h></draw:text-box></draw:frame><text:span text:style-name="T9">La respuesta correcta es: Usa el método </text:span><text:span text:style-name="Source_20_Text"><text:span text:style-name="T11">writeExternal</text:span></text:span><text:span text:style-name="T9"> para permitir la programación de nuestra propia serialización.</text:span></text:p>
          <text:p text:style-name="P12"/>
        </text:section>
        <text:section text:style-name="Sect1" text:name="question-56481-7">
          <text:h text:style-name="P16" text:outline-level="3">Pregunta <text:span text:style-name="T1">7</text:span></text:h>
          <text:p text:style-name="P5"/>
          <text:p text:style-name="P8"><draw:frame draw:style-name="fr1" draw:name="Marco73" text:anchor-type="char" svg:width="0.041cm" draw:z-index="72"><draw:text-box fo:min-height="0.041cm"><text:h text:style-name="P21" text:outline-level="4">Enunciado de la pregunta</text:h></draw:text-box></draw:frame>¿Cuál es la tecnología Java para crear componentes?</text:p>
          <text:p text:style-name="P8">Seleccione una:</text:p>
          <text:section text:style-name="Sect1" text:name="q56481:7_answer0_label">
            <text:p text:style-name="P4">a.</text:p>
            <text:p text:style-name="P2"><text:span text:style-name="T2">JavaForms</text:span>.</text:p>
          </text:section>
          <text:section text:style-name="Sect1" text:name="q56481:7_answer1_label">
            <text:p text:style-name="P3">b.</text:p>
            <text:p text:style-name="P2"><text:span text:style-name="T2">JavaComponents</text:span>.</text:p>
          </text:section>
          <text:section text:style-name="Sect1" text:name="q56481:7_answer2_label">
            <text:p text:style-name="P3">c.</text:p>
            <text:p text:style-name="P2"><text:span text:style-name="T2">JavaBeans</text:span>.</text:p>
          </text:section>
          <text:section text:style-name="Sect1" text:name="q56481:7_answer3_label">
            <text:p text:style-name="P3">d.</text:p>
            <text:p text:style-name="P2"><text:span text:style-name="T2">Active X</text:span>.</text:p>
          </text:section>
          <text:p text:style-name="P12"><draw:frame draw:style-name="fr1" draw:name="Marco74" text:anchor-type="char" svg:width="0.041cm" draw:z-index="73"><draw:text-box fo:min-height="0.041cm"><text:h text:style-name="P21" text:outline-level="4">Retroalimentación</text:h></draw:text-box></draw:frame>La respuesta correcta es: <text:span text:style-name="T2">JavaBeans</text:span>.</text:p>
          <text:p text:style-name="P12"/>
        </text:section>
        <text:section text:style-name="Sect1" text:name="question-56481-8">
          <text:h text:style-name="P16" text:outline-level="3"><text:soft-page-break/>Pregunta <text:span text:style-name="T1">8</text:span></text:h>
          <text:p text:style-name="P6"/>
          <text:p text:style-name="P8"><draw:frame draw:style-name="fr1" draw:name="Marco75" text:anchor-type="char" svg:width="0.041cm" draw:z-index="75"><draw:text-box fo:min-height="0.041cm"><text:h text:style-name="P21" text:outline-level="4">Enunciado de la pregunta</text:h></draw:text-box></draw:frame>Serializar un componente consiste en almacenarlo en un archivo y deserializarlo en recuperar la información desde ese archivo. ¿Verdadero o falso?</text:p>
          <text:p text:style-name="P8">Seleccione una:</text:p>
          <text:p text:style-name="P2">Verdadero </text:p>
          <text:p text:style-name="P2">Falso</text:p>
          <text:p text:style-name="P13"><draw:frame draw:style-name="fr1" draw:name="Marco76" text:anchor-type="char" svg:width="0.041cm" draw:z-index="74"><draw:text-box fo:min-height="0.041cm"><text:h text:style-name="P21" text:outline-level="4">Retroalimentación</text:h></draw:text-box></draw:frame>La respuesta correcta es 'Verdadero'</text:p>
          <text:p text:style-name="P13"/>
        </text:section>
        <text:section text:style-name="Sect1" text:name="question-56481-9">
          <text:h text:style-name="P16" text:outline-level="3">Pregunta <text:span text:style-name="T1">9</text:span></text:h>
          <text:p text:style-name="P6"/>
          <text:p text:style-name="P8"><draw:frame draw:style-name="fr1" draw:name="Marco77" text:anchor-type="char" svg:width="0.041cm" draw:z-index="77"><draw:text-box fo:min-height="0.041cm"><text:h text:style-name="P21" text:outline-level="4">Enunciado de la pregunta</text:h></draw:text-box></draw:frame>Los controles de formularios son componentes. ¿Verdadero o falso?</text:p>
          <text:p text:style-name="P8">Seleccione una:</text:p>
          <text:p text:style-name="P2">Verdadero </text:p>
          <text:p text:style-name="P2">Falso</text:p>
          <text:p text:style-name="P13"><draw:frame draw:style-name="fr1" draw:name="Marco78" text:anchor-type="char" svg:width="0.041cm" draw:z-index="76"><draw:text-box fo:min-height="0.041cm"><text:h text:style-name="P21" text:outline-level="4">Retroalimentación</text:h></draw:text-box></draw:frame>La respuesta correcta es 'Verdadero'</text:p>
          <text:p text:style-name="P13"/>
        </text:section>
        <text:section text:style-name="Sect1" text:name="question-56481-10">
          <text:h text:style-name="P16" text:outline-level="3">Pregunta <text:span text:style-name="T1">10</text:span></text:h>
          <text:p text:style-name="P6"/>
          <text:p text:style-name="P8"><draw:frame draw:style-name="fr1" draw:name="Marco79" text:anchor-type="char" svg:width="0.041cm" draw:z-index="78"><draw:text-box fo:min-height="0.041cm"><text:h text:style-name="P21" text:outline-level="4">Enunciado de la pregunta</text:h></draw:text-box></draw:frame>¿Cuál de las siguientes no es una característica de las propiedades de un componente?</text:p>
          <text:p text:style-name="P8">Seleccione una:</text:p>
          <text:section text:style-name="Sect1" text:name="q56481:10_answer0_label">
            <text:p text:style-name="P4">a.</text:p>
            <text:p text:style-name="P8">Representan características que afectan al aspecto o al comportamiento del componente.</text:p>
          </text:section>
          <text:section text:style-name="Sect1" text:name="q56481:10_answer1_label">
            <text:p text:style-name="P3">b.</text:p>
            <text:p text:style-name="P8">El atributo asociado a la propiedad siempre se define como público.</text:p>
          </text:section>
          <text:section text:style-name="Sect1" text:name="q56481:10_answer2_label">
            <text:p text:style-name="P3">c.</text:p>
            <text:p text:style-name="P8">Son accesibles desde fuera de la clase.</text:p>
          </text:section>
          <text:section text:style-name="Sect1" text:name="q56481:10_answer3_label">
            <text:p text:style-name="P3">d.</text:p>
            <text:p text:style-name="P8">Son de un tipo específico.</text:p>
          </text:section>
          <text:p text:style-name="P12"><draw:frame draw:style-name="fr1" draw:name="Marco80" text:anchor-type="char" svg:width="0.041cm" draw:z-index="139"><draw:text-box fo:min-height="0.041cm"><text:h text:style-name="P21" text:outline-level="4">Retroalimentación</text:h></draw:text-box></draw:frame>La respuesta correcta es: El atributo asociado a la propiedad siempre se define como público.</text:p>
          <text:p text:style-name="P12"/>
        </text:section>
        <text:h text:style-name="P15" text:outline-level="3">Pregunta <text:span text:style-name="T1">1</text:span></text:h>
        <text:section text:style-name="Sect1" text:name="question-56488-1">
          <text:p text:style-name="P6"/>
          <text:p text:style-name="P8"><draw:frame draw:style-name="fr1" draw:name="Marco81" text:anchor-type="char" svg:width="0.041cm" draw:z-index="80"><draw:text-box fo:min-height="0.041cm"><text:h text:style-name="P21" text:outline-level="4">Enunciado de la pregunta</text:h></draw:text-box></draw:frame>Relaciona cada método con su valor correspondiente.</text:p>
          <table:table table:name="Tabla1" table:style-name="Tabla1">
            <table:table-column table:style-name="Tabla1.A"/>
            <table:table-column table:style-name="Tabla1.B"/>
            <table:table-row>
              <table:table-cell table:style-name="Tabla1.A1" office:value-type="string">
                <text:p text:style-name="Table_20_Contents"><text:span text:style-name="Source_20_Text"><text:span text:style-name="T3">public void addPropertyChangeListener (PropertyChangeListener l)</text:span></text:span></text:p>
              </table:table-cell>
              <table:table-cell table:style-name="Tabla1.A1" office:value-type="string">
                <text:p text:style-name="P22">Propiedades compartidas.</text:p>
              </table:table-cell>
            </table:table-row>
            <table:table-row>
              <table:table-cell table:style-name="Tabla1.A1" office:value-type="string">
                <text:p text:style-name="Table_20_Contents"><text:span text:style-name="Source_20_Text"><text:span text:style-name="T3">public void addPropertyVetoableListener (VetoableChangeListener l)</text:span></text:span></text:p>
              </table:table-cell>
              <table:table-cell table:style-name="Tabla1.A1" office:value-type="string">
                <text:p text:style-name="P22">Propiedades restringidas</text:p>
              </table:table-cell>
            </table:table-row>
            <table:table-row>
              <table:table-cell table:style-name="Tabla1.A1" office:value-type="string">
                <text:p text:style-name="Table_20_Contents"><text:span text:style-name="Source_20_Text"><text:span text:style-name="T3">public void setPropiedad (int posicion, Tipo p)</text:span></text:span></text:p>
              </table:table-cell>
              <table:table-cell table:style-name="Tabla1.A1" office:value-type="string">
                <text:p text:style-name="P22">Propiedades indexadas.</text:p>
              </table:table-cell>
            </table:table-row>
            <table:table-row>
              <table:table-cell table:style-name="Tabla1.A1" office:value-type="string">
                <text:p text:style-name="Table_20_Contents"><text:span text:style-name="Source_20_Text"><text:span text:style-name="T3">public void setPropiedad (Tipo p)</text:span></text:span></text:p>
              </table:table-cell>
              <table:table-cell table:style-name="Tabla1.A1" office:value-type="string">
                <text:p text:style-name="P22">Propiedades simples.</text:p>
              </table:table-cell>
            </table:table-row>
          </table:table>
          <text:p text:style-name="P13"><draw:frame draw:style-name="fr1" draw:name="Marco82" text:anchor-type="char" svg:width="0.041cm" draw:z-index="79"><draw:text-box fo:min-height="0.041cm"><text:h text:style-name="P21" text:outline-level="4">Retroalimentación</text:h></draw:text-box></draw:frame></text:p>
        </text:section>
        <text:section text:style-name="Sect1" text:name="question-56488-2">
          <text:h text:style-name="P16" text:outline-level="3">Pregunta <text:span text:style-name="T1">2</text:span></text:h>
          <text:p text:style-name="P6"/>
          <text:p text:style-name="P7"><draw:frame draw:style-name="fr1" draw:name="Marco83" text:anchor-type="char" svg:width="0.041cm" draw:z-index="81"><draw:text-box fo:min-height="0.041cm"><text:h text:style-name="P21" text:outline-level="4">Enunciado de la pregunta</text:h></draw:text-box></draw:frame><text:span text:style-name="T4">¿Qué objetos deben incluirse en el archivo </text:span><text:span text:style-name="ACRONYM"><text:span text:style-name="T5">jar</text:span></text:span><text:span text:style-name="T4"> de un componente?</text:span></text:p>
          <text:p text:style-name="P8">Seleccione una:</text:p>
          <text:section text:style-name="Sect1" text:name="q56488:2_answer0_label">
            <text:p text:style-name="P4">a.</text:p>
            <text:p text:style-name="P8">Todas las anteriores son correctas.</text:p>
          </text:section>
          <text:section text:style-name="Sect1" text:name="q56488:2_answer1_label">
            <text:p text:style-name="P3">b.</text:p>
            <text:p text:style-name="P8">El componente.</text:p>
          </text:section>
          <text:section text:style-name="Sect1" text:name="q56488:2_answer2_label">
            <text:p text:style-name="P3">c.</text:p>
            <text:p text:style-name="P7"><text:span text:style-name="T4">El objeto </text:span><text:span text:style-name="Source_20_Text"><text:span text:style-name="T7">BeanInfo</text:span></text:span><text:span text:style-name="T4">.</text:span></text:p>
          </text:section>
          <text:section text:style-name="Sect1" text:name="q56488:2_answer3_label">
            <text:p text:style-name="P3">d.</text:p>
            <text:p text:style-name="P7"><text:span text:style-name="T4">El objeto </text:span><text:span text:style-name="Source_20_Text"><text:span text:style-name="T7">Customizer</text:span></text:span><text:span text:style-name="T4">, si existe.</text:span></text:p>
          </text:section>
          <text:p text:style-name="P12"><draw:frame draw:style-name="fr1" draw:name="Marco84" text:anchor-type="char" svg:width="0.041cm" draw:z-index="82"><draw:text-box fo:min-height="0.041cm"><text:h text:style-name="P21" text:outline-level="4">Retroalimentación</text:h></draw:text-box></draw:frame>La respuesta correcta es: Todas las anteriores son correctas.</text:p>
          <text:p text:style-name="P12"/>
        </text:section>
        <text:section text:style-name="Sect1" text:name="question-56488-3">
          <text:h text:style-name="P16" text:outline-level="3">Pregunta <text:span text:style-name="T1">3</text:span></text:h>
          <text:p text:style-name="P6"/>
          <text:p text:style-name="P8"><draw:frame draw:style-name="fr1" draw:name="Marco85" text:anchor-type="char" svg:width="0.041cm" draw:z-index="84"><draw:text-box fo:min-height="0.041cm"><text:h text:style-name="P21" text:outline-level="4">Enunciado de la pregunta</text:h></draw:text-box></draw:frame>Ordena las herramientas por antigüedad.</text:p>
          <table:table table:name="Tabla2" table:style-name="Tabla2">
            <table:table-column table:style-name="Tabla2.A"/>
            <table:table-column table:style-name="Tabla2.B"/>
            <table:table-row>
              <table:table-cell table:style-name="Tabla2.A1" office:value-type="string">
                <text:p text:style-name="P22"><text:span text:style-name="T2">BeanBox</text:span>.</text:p>
              </table:table-cell>
              <table:table-cell table:style-name="Tabla2.A1" office:value-type="string">
                <text:p text:style-name="P22">Más antigua.</text:p>
              </table:table-cell>
            </table:table-row>
            <table:table-row>
              <table:table-cell table:style-name="Tabla2.A1" office:value-type="string">
                <text:p text:style-name="P22"><text:span text:style-name="T2">NetBeans</text:span>.</text:p>
              </table:table-cell>
              <table:table-cell table:style-name="Tabla2.A1" office:value-type="string">
                <text:p text:style-name="P22">Más moderna.</text:p>
              </table:table-cell>
            </table:table-row>
            <table:table-row>
              <table:table-cell table:style-name="Tabla2.A1" office:value-type="string">
                <text:p text:style-name="P22"><text:span text:style-name="T2">Bean Builder</text:span>.</text:p>
              </table:table-cell>
              <table:table-cell table:style-name="Tabla2.A1" office:value-type="string">
                <text:p text:style-name="P22">Intermedia.</text:p>
              </table:table-cell>
            </table:table-row>
          </table:table>
          <text:p text:style-name="P13"><draw:frame draw:style-name="fr1" draw:name="Marco86" text:anchor-type="char" svg:width="0.041cm" draw:z-index="83"><draw:text-box fo:min-height="0.041cm"><text:h text:style-name="P21" text:outline-level="4">Retroalimentación</text:h></draw:text-box></draw:frame></text:p>
          <text:p text:style-name="P13"/>
        </text:section>
        <text:section text:style-name="Sect1" text:name="question-56488-4">
          <text:h text:style-name="P16" text:outline-level="3">Pregunta <text:span text:style-name="T1">4</text:span></text:h>
          <text:p text:style-name="P6"/>
          <text:p text:style-name="P8"><draw:frame draw:style-name="fr1" draw:name="Marco87" text:anchor-type="char" svg:width="0.041cm" draw:z-index="85"><draw:text-box fo:min-height="0.041cm"><text:h text:style-name="P21" text:outline-level="4">Enunciado de la pregunta</text:h></draw:text-box></draw:frame><text:soft-page-break/>¿Qué elementos forman parte esencial de un componente?</text:p>
          <text:p text:style-name="P8">Seleccione una o más de una:</text:p>
          <text:section text:style-name="Sect1" text:name="q56488:4_choice0_label">
            <text:p text:style-name="P4">a.</text:p>
            <text:p text:style-name="P2">Eventos a los que responde.</text:p>
          </text:section>
          <text:section text:style-name="Sect1" text:name="q56488:4_choice1_label">
            <text:p text:style-name="P3">b.</text:p>
            <text:p text:style-name="P2">Propiedades.</text:p>
          </text:section>
          <text:section text:style-name="Sect1" text:name="q56488:4_choice2_label">
            <text:p text:style-name="P3">c.</text:p>
            <text:p text:style-name="P2">Atributos.</text:p>
          </text:section>
          <text:section text:style-name="Sect1" text:name="q56488:4_choice3_label">
            <text:p text:style-name="P3">d.</text:p>
            <text:p text:style-name="P2">Métodos.</text:p>
          </text:section>
          <text:p text:style-name="P12"><draw:frame draw:style-name="fr1" draw:name="Marco88" text:anchor-type="char" svg:width="0.041cm" draw:z-index="86"><draw:text-box fo:min-height="0.041cm"><text:h text:style-name="P21" text:outline-level="4">Retroalimentación</text:h></draw:text-box></draw:frame>Las respuestas correctas son: Propiedades., Métodos., Eventos a los que responde.</text:p>
          <text:p text:style-name="P12"/>
        </text:section>
        <text:section text:style-name="Sect1" text:name="question-56488-5">
          <text:h text:style-name="P16" text:outline-level="3">Pregunta <text:span text:style-name="T1">5</text:span></text:h>
          <text:p text:style-name="P6"/>
          <text:p text:style-name="P8"><draw:frame draw:style-name="fr1" draw:name="Marco89" text:anchor-type="char" svg:width="0.041cm" draw:z-index="87"><draw:text-box fo:min-height="0.041cm"><text:h text:style-name="P21" text:outline-level="4">Enunciado de la pregunta</text:h></draw:text-box></draw:frame>Las propiedades de un componente definen:</text:p>
          <text:p text:style-name="P8">Seleccione una:</text:p>
          <text:section text:style-name="Sect1" text:name="q56488:5_answer0_label">
            <text:p text:style-name="P4">a.</text:p>
            <text:p text:style-name="P2">Su comportamiento.</text:p>
          </text:section>
          <text:section text:style-name="Sect1" text:name="q56488:5_answer1_label">
            <text:p text:style-name="P3">b.</text:p>
            <text:p text:style-name="P2">Su persistencia.</text:p>
          </text:section>
          <text:section text:style-name="Sect1" text:name="q56488:5_answer2_label">
            <text:p text:style-name="P3">c.</text:p>
            <text:p text:style-name="P2">Su estado.</text:p>
          </text:section>
          <text:section text:style-name="Sect1" text:name="q56488:5_answer3_label">
            <text:p text:style-name="P3">d.</text:p>
            <text:p text:style-name="P2">Su introspección.</text:p>
          </text:section>
          <text:p text:style-name="P12"><draw:frame draw:style-name="fr1" draw:name="Marco90" text:anchor-type="char" svg:width="0.041cm" draw:z-index="88"><draw:text-box fo:min-height="0.041cm"><text:h text:style-name="P21" text:outline-level="4">Retroalimentación</text:h></draw:text-box></draw:frame>La respuesta correcta es: Su estado.</text:p>
          <text:p text:style-name="P12"/>
        </text:section>
        <text:section text:style-name="Sect1" text:name="question-56488-6">
          <text:h text:style-name="P16" text:outline-level="3">Pregunta <text:span text:style-name="T1">6</text:span></text:h>
          <text:p text:style-name="P6"/>
          <text:p text:style-name="P8"><draw:frame draw:style-name="fr1" draw:name="Marco91" text:anchor-type="char" svg:width="0.041cm" draw:z-index="89"><draw:text-box fo:min-height="0.041cm"><text:h text:style-name="P21" text:outline-level="4">Enunciado de la pregunta</text:h></draw:text-box></draw:frame>Indica que afirmación no es cierta respecto a la reflexión.</text:p>
          <text:p text:style-name="P8">Seleccione una:</text:p>
          <text:section text:style-name="Sect1" text:name="q56488:6_answer0_label">
            <text:p text:style-name="P4">a.</text:p>
            <text:p text:style-name="P8">Se basa en los nombres de las propiedades.</text:p>
          </text:section>
          <text:section text:style-name="Sect1" text:name="q56488:6_answer1_label">
            <text:p text:style-name="P3">b.</text:p>
            <text:p text:style-name="P7"><text:span text:style-name="T4">Se implementa a través de </text:span><text:span text:style-name="Source_20_Text"><text:span text:style-name="T7">java.lang.reflect</text:span></text:span><text:span text:style-name="T4"> en </text:span><text:span text:style-name="T5">java</text:span><text:span text:style-name="T4">.</text:span></text:p>
          </text:section>
          <text:section text:style-name="Sect1" text:name="q56488:6_answer2_label">
            <text:p text:style-name="P3">c.</text:p>
            <text:p text:style-name="P7"><text:span text:style-name="T4">Está implementado en el </text:span><text:span text:style-name="Source_20_Text"><text:span text:style-name="T7">BeanInfo</text:span></text:span><text:span text:style-name="T4">.</text:span></text:p>
          </text:section>
          <text:section text:style-name="Sect1" text:name="q56488:6_answer3_label">
            <text:p text:style-name="P3">d.</text:p>
            <text:p text:style-name="P8">Se basa en el uso de patrones.</text:p>
          </text:section>
          <text:p text:style-name="P11"><draw:frame draw:style-name="fr1" draw:name="Marco92" text:anchor-type="char" svg:width="0.041cm" draw:z-index="90"><draw:text-box fo:min-height="0.041cm"><text:h text:style-name="P21" text:outline-level="4">Retroalimentación</text:h></draw:text-box></draw:frame><text:span text:style-name="T9">La respuesta correcta es: Está implementado en el </text:span><text:span text:style-name="Source_20_Text"><text:span text:style-name="T11">BeanInfo</text:span></text:span><text:span text:style-name="T9">.</text:span></text:p>
          <text:p text:style-name="P12"/>
        </text:section>
        <text:section text:style-name="Sect1" text:name="question-56488-7">
          <text:h text:style-name="P16" text:outline-level="3">Pregunta <text:span text:style-name="T1">7</text:span></text:h>
          <text:p text:style-name="P6"/>
          <text:p text:style-name="P8"><draw:frame draw:style-name="fr1" draw:name="Marco93" text:anchor-type="char" svg:width="0.041cm" draw:z-index="91"><draw:text-box fo:min-height="0.041cm"><text:h text:style-name="P21" text:outline-level="4">Enunciado de la pregunta</text:h></draw:text-box></draw:frame>¿Qué elementos forman parte esencial de un componente?</text:p>
          <text:p text:style-name="P8">Seleccione una o más de una:</text:p>
          <text:section text:style-name="Sect1" text:name="q56488:7_choice0_label">
            <text:p text:style-name="P4">a.</text:p>
            <text:p text:style-name="P8">Métodos.</text:p>
          </text:section>
          <text:section text:style-name="Sect1" text:name="q56488:7_choice1_label">
            <text:p text:style-name="P3">b.</text:p>
            <text:p text:style-name="P8">Eventos a los que responde.</text:p>
          </text:section>
          <text:section text:style-name="Sect1" text:name="q56488:7_choice2_label">
            <text:p text:style-name="P3">c.</text:p>
            <text:p text:style-name="P8">Propiedades.</text:p>
          </text:section>
          <text:section text:style-name="Sect1" text:name="q56488:7_choice3_label">
            <text:p text:style-name="P3">d.</text:p>
            <text:p text:style-name="P8">Atributos.</text:p>
          </text:section>
          <text:p text:style-name="P12"><draw:frame draw:style-name="fr1" draw:name="Marco94" text:anchor-type="char" svg:width="0.041cm" draw:z-index="92"><draw:text-box fo:min-height="0.041cm"><text:h text:style-name="P21" text:outline-level="4">Retroalimentación</text:h></draw:text-box></draw:frame>Las respuestas correctas son: Propiedades., Métodos., Eventos a los que responde.</text:p>
          <text:p text:style-name="P12"/>
        </text:section>
        <text:section text:style-name="Sect1" text:name="question-56488-8">
          <text:h text:style-name="P16" text:outline-level="3">Pregunta <text:span text:style-name="T1">8</text:span></text:h>
          <text:p text:style-name="P6"/>
          <text:p text:style-name="P7"><draw:frame draw:style-name="fr1" draw:name="Marco95" text:anchor-type="char" svg:width="0.041cm" draw:z-index="93"><draw:text-box fo:min-height="0.041cm"><text:h text:style-name="P21" text:outline-level="4">Enunciado de la pregunta</text:h></draw:text-box></draw:frame><text:span text:style-name="T4">Para describir el contenido del archivo .</text:span><text:span text:style-name="ACRONYM"><text:span text:style-name="T5">jar</text:span></text:span><text:span text:style-name="T4"> de un componente usamos el archivo:</text:span></text:p>
          <text:p text:style-name="P8">Seleccione una:</text:p>
          <text:section text:style-name="Sect1" text:name="q56488:8_answer0_label">
            <text:p text:style-name="P4">a.</text:p>
            <text:p text:style-name="P8">.<text:span text:style-name="T2">class</text:span> del componente.</text:p>
          </text:section>
          <text:section text:style-name="Sect1" text:name="q56488:8_answer1_label">
            <text:p text:style-name="P3">b.</text:p>
            <text:p text:style-name="P8">De definición de la clase.</text:p>
          </text:section>
          <text:section text:style-name="Sect1" text:name="q56488:8_answer2_label">
            <text:p text:style-name="P3">c.</text:p>
            <text:p text:style-name="P8"><text:span text:style-name="T2">BeanInfo</text:span>.</text:p>
          </text:section>
          <text:section text:style-name="Sect1" text:name="q56488:8_answer3_label">
            <text:p text:style-name="P3"><text:soft-page-break/>d.</text:p>
            <text:p text:style-name="P8"><text:span text:style-name="T2">manifest.mf</text:span>.</text:p>
          </text:section>
          <text:p text:style-name="P12"><draw:frame draw:style-name="fr1" draw:name="Marco96" text:anchor-type="char" svg:width="0.041cm" draw:z-index="94"><draw:text-box fo:min-height="0.041cm"><text:h text:style-name="P21" text:outline-level="4">Retroalimentación</text:h></draw:text-box></draw:frame>La respuesta correcta es: <text:span text:style-name="T2">manifest.mf</text:span>.</text:p>
          <text:p text:style-name="P12"/>
        </text:section>
        <text:section text:style-name="Sect1" text:name="question-56488-9">
          <text:h text:style-name="P16" text:outline-level="3">Pregunta <text:span text:style-name="T1">9</text:span></text:h>
          <text:p text:style-name="P6"/>
          <text:p text:style-name="P8"><draw:frame draw:style-name="fr1" draw:name="Marco97" text:anchor-type="char" svg:width="0.041cm" draw:z-index="96"><draw:text-box fo:min-height="0.041cm"><text:h text:style-name="P21" text:outline-level="4">Enunciado de la pregunta</text:h></draw:text-box></draw:frame>Los componentes deben ser persistentes. ¿Verdadero o falso?</text:p>
          <text:p text:style-name="P8">Seleccione una:</text:p>
          <text:p text:style-name="P2">Verdadero </text:p>
          <text:p text:style-name="P2">Falso</text:p>
          <text:p text:style-name="P13"><draw:frame draw:style-name="fr1" draw:name="Marco98" text:anchor-type="char" svg:width="0.041cm" draw:z-index="95"><draw:text-box fo:min-height="0.041cm"><text:h text:style-name="P21" text:outline-level="4">Retroalimentación</text:h></draw:text-box></draw:frame>La respuesta correcta es 'Verdadero'</text:p>
          <text:p text:style-name="P13"/>
        </text:section>
        <text:section text:style-name="Sect1" text:name="question-56488-10">
          <text:h text:style-name="P16" text:outline-level="3">Pregunta <text:span text:style-name="T1">10</text:span></text:h>
          <text:p text:style-name="P6"/>
          <text:section text:style-name="Sect1" text:name="yui_3_17_2_1_1683373460598_111">
            <text:p text:style-name="P10"><draw:frame draw:style-name="fr1" draw:name="Marco99" text:anchor-type="char" svg:width="0.041cm" draw:z-index="97"><draw:text-box fo:min-height="0.041cm"><text:h text:style-name="P21" text:outline-level="4">Enunciado de la pregunta</text:h></draw:text-box></draw:frame>Cuando una propiedad restringida cambia de valor...</text:p>
            <text:p text:style-name="P8">Seleccione una:</text:p>
            <text:section text:style-name="Sect1" text:name="q56488:10_answer0_label">
              <text:p text:style-name="P4">a.</text:p>
              <text:p text:style-name="P2">Afecta al valor de alguna otra propiedad.</text:p>
            </text:section>
            <text:section text:style-name="Sect1" text:name="q56488:10_answer1_label">
              <text:p text:style-name="P3">b.</text:p>
              <text:p text:style-name="P2">Funciona exactamente igual que una propiedad compartida.</text:p>
            </text:section>
            <text:section text:style-name="Sect1" text:name="q56488:10_answer2_label">
              <text:p text:style-name="P3">c.</text:p>
              <text:p text:style-name="P2">El cambio no tiene porqué ser permanente.</text:p>
            </text:section>
            <text:section text:style-name="Sect1" text:name="q56488:10_answer3_label">
              <text:p text:style-name="P3">d.</text:p>
              <text:p text:style-name="P2">El cambio afecta siempre al aspecto visual de la propiedad.</text:p>
            </text:section>
            <text:section text:style-name="Sect2" text:name="yui_3_17_2_1_1683373460598_110">
              <text:p text:style-name="P14"><draw:frame draw:style-name="fr1" draw:name="Marco100" text:anchor-type="char" svg:width="0.041cm" draw:z-index="98"><draw:text-box fo:min-height="0.041cm"><text:h text:style-name="P21" text:outline-level="4">Retroalimentación</text:h></draw:text-box></draw:frame>La respuesta correcta es: El cambio no tiene porqué ser permanente.</text:p>
            </text:section>
          </text:section>
        </text:section>
        <text:p text:style-name="P13"/>
      </text:section>
      <text:h text:style-name="P23" text:outline-level="3"><text:span text:style-name="T12">Pregunta </text:span><text:span text:style-name="T13">1</text:span></text:h>
      <text:section text:style-name="Sect1" text:name="question-56490-1">
        <text:p text:style-name="P7"><draw:frame draw:style-name="fr1" draw:name="Marco101" text:anchor-type="char" svg:width="0.041cm" draw:z-index="99"><draw:text-box fo:min-height="0.041cm"><text:h text:style-name="P21" text:outline-level="4">Enunciado de la pregunta</text:h></draw:text-box></draw:frame><text:span text:style-name="T4">Para describir el contenido del archivo .</text:span><text:span text:style-name="ACRONYM"><text:span text:style-name="T5">jar</text:span></text:span><text:span text:style-name="T4"> de un componente usamos el archivo:</text:span></text:p>
        <text:p text:style-name="P8">Seleccione una:</text:p>
        <text:section text:style-name="Sect1" text:name="q56490:1_answer0_label">
          <text:p text:style-name="P4">a.</text:p>
          <text:p text:style-name="P2">De definición de la clase.</text:p>
        </text:section>
        <text:section text:style-name="Sect1" text:name="q56490:1_answer1_label">
          <text:p text:style-name="P3">b.</text:p>
          <text:p text:style-name="P2"><text:span text:style-name="T2">manifest.mf</text:span>.</text:p>
        </text:section>
        <text:section text:style-name="Sect1" text:name="q56490:1_answer2_label">
          <text:p text:style-name="P3">c.</text:p>
          <text:p text:style-name="P2"><text:span text:style-name="T2">BeanInfo</text:span>.</text:p>
        </text:section>
        <text:section text:style-name="Sect1" text:name="q56490:1_answer3_label">
          <text:p text:style-name="P3">d.</text:p>
          <text:p text:style-name="P2">.<text:span text:style-name="T2">class</text:span> del componente.</text:p>
        </text:section>
        <text:p text:style-name="P12"><draw:frame draw:style-name="fr1" draw:name="Marco102" text:anchor-type="char" svg:width="0.041cm" draw:z-index="100"><draw:text-box fo:min-height="0.041cm"><text:h text:style-name="P21" text:outline-level="4">Retroalimentación</text:h></draw:text-box></draw:frame>La respuesta correcta es: <text:span text:style-name="T2">manifest.mf</text:span>.</text:p>
        <text:p text:style-name="P12"/>
      </text:section>
      <text:section text:style-name="Sect1" text:name="question-56490-2">
        <text:h text:style-name="P16" text:outline-level="3">Pregunta <text:span text:style-name="T1">2</text:span></text:h>
        <text:p text:style-name="P6"/>
        <text:p text:style-name="P7"><draw:frame draw:style-name="fr1" draw:name="Marco103" text:anchor-type="char" svg:width="0.041cm" draw:z-index="101"><draw:text-box fo:min-height="0.041cm"><text:h text:style-name="P21" text:outline-level="4">Enunciado de la pregunta</text:h></draw:text-box></draw:frame><text:span text:style-name="T4">Para una propiedad definida como </text:span><text:span text:style-name="Source_20_Text"><text:span text:style-name="T7">protected boolean activo</text:span></text:span><text:span text:style-name="T4">, ¿Cómo se definen son los métodos </text:span><text:span text:style-name="Source_20_Text"><text:span text:style-name="T7">get</text:span></text:span><text:span text:style-name="T4"> y </text:span><text:span text:style-name="Source_20_Text"><text:span text:style-name="T7">set</text:span></text:span><text:span text:style-name="T4">?</text:span></text:p>
        <text:p text:style-name="P8">Seleccione una:</text:p>
        <text:section text:style-name="Sect1" text:name="q56490:2_answer0_label">
          <text:p text:style-name="P4">a.</text:p>
          <text:p text:style-name="P7"><text:span text:style-name="Source_20_Text"><text:span text:style-name="T7">protected void setActiva(boolean activa)</text:span></text:span><text:span text:style-name="Source_20_Text"><text:span text:style-name="T8"> </text:span></text:span><text:span text:style-name="Source_20_Text"><text:span text:style-name="T7">protected boolean getActiva().</text:span></text:span></text:p>
        </text:section>
        <text:section text:style-name="Sect1" text:name="q56490:2_answer1_label">
          <text:p text:style-name="P3">b.</text:p>
          <text:p text:style-name="P7"><text:span text:style-name="Source_20_Text"><text:span text:style-name="T7">public void setActivo(boolean activo)</text:span></text:span><text:span text:style-name="Source_20_Text"><text:span text:style-name="T8"> </text:span></text:span><text:span text:style-name="Source_20_Text"><text:span text:style-name="T7">public boolean getActivo().</text:span></text:span></text:p>
        </text:section>
        <text:section text:style-name="Sect1" text:name="q56490:2_answer2_label">
          <text:p text:style-name="P3">c.</text:p>
          <text:p text:style-name="P7"><text:span text:style-name="Source_20_Text"><text:span text:style-name="T7">public void setActiva(boolean activa)public boolean getActiva().</text:span></text:span></text:p>
        </text:section>
        <text:section text:style-name="Sect1" text:name="q56490:2_answer3_label">
          <text:p text:style-name="P3">d.</text:p>
          <text:p text:style-name="P7"><text:span text:style-name="Source_20_Text"><text:span text:style-name="T7">public void setActivo(boolean activo)</text:span></text:span><text:span text:style-name="Source_20_Text"><text:span text:style-name="T8"> </text:span></text:span><text:span text:style-name="Source_20_Text"><text:span text:style-name="T7">public boolean isActivo().</text:span></text:span></text:p>
        </text:section>
        <text:p text:style-name="P11"><draw:frame draw:style-name="fr1" draw:name="Marco104" text:anchor-type="char" svg:width="0.041cm" draw:z-index="102"><draw:text-box fo:min-height="0.041cm"><text:h text:style-name="P21" text:outline-level="4">Retroalimentación</text:h></draw:text-box></draw:frame><text:span text:style-name="T9">La respuesta correcta es: </text:span><text:span text:style-name="Source_20_Text"><text:span text:style-name="T11">public void setActivo(boolean activo)</text:span></text:span><text:span text:style-name="Source_20_Text"><text:span text:style-name="T9"> </text:span></text:span><text:span text:style-name="Source_20_Text"><text:span text:style-name="T11">public boolean isActivo().</text:span></text:span></text:p>
        <text:p text:style-name="P11"><text:span text:style-name="Source_20_Text"><text:span text:style-name="T11"/></text:span></text:p>
      </text:section>
      <text:section text:style-name="Sect1" text:name="question-56490-3">
        <text:h text:style-name="P16" text:outline-level="3">Pregunta <text:span text:style-name="T1">3</text:span></text:h>
        <text:p text:style-name="P6"/>
        <text:p text:style-name="P8"><draw:frame draw:style-name="fr1" draw:name="Marco105" text:anchor-type="char" svg:width="0.041cm" draw:z-index="104"><draw:text-box fo:min-height="0.041cm"><text:h text:style-name="P21" text:outline-level="4">Enunciado de la pregunta</text:h></draw:text-box></draw:frame>Es posible tener más de un oyente para cada evento que emite un componente. ¿Verdadero o falso?</text:p>
        <text:p text:style-name="P8">Seleccione una:</text:p>
        <text:p text:style-name="P2">Verdadero </text:p>
        <text:p text:style-name="P2">Falso</text:p>
        <text:p text:style-name="P13"><draw:frame draw:style-name="fr1" draw:name="Marco106" text:anchor-type="char" svg:width="0.041cm" draw:z-index="103"><draw:text-box fo:min-height="0.041cm"><text:h text:style-name="P21" text:outline-level="4">Retroalimentación</text:h></draw:text-box></draw:frame>La respuesta correcta es 'Verdadero'</text:p>
        <text:p text:style-name="P13"/>
      </text:section>
      <text:section text:style-name="Sect1" text:name="question-56490-4">
        <text:h text:style-name="P16" text:outline-level="3">Pregunta <text:span text:style-name="T1">4</text:span></text:h>
        <text:p text:style-name="P6"/>
        <text:p text:style-name="P8"><draw:frame draw:style-name="fr1" draw:name="Marco107" text:anchor-type="char" svg:width="0.041cm" draw:z-index="105"><draw:text-box fo:min-height="0.041cm"><text:h text:style-name="P21" text:outline-level="4">Enunciado de la pregunta</text:h></draw:text-box></draw:frame><text:soft-page-break/>¿Cómo tratamos una clase para que genere objetos que sean eventos?</text:p>
        <text:p text:style-name="P8">Seleccione una:</text:p>
        <text:section text:style-name="Sect1" text:name="q56490:4_answer0_label">
          <text:p text:style-name="P4">a.</text:p>
          <text:p text:style-name="P1"><text:span text:style-name="T4">Implementando la interfaz </text:span><text:span text:style-name="Source_20_Text"><text:span text:style-name="T7">EventObject</text:span></text:span><text:span text:style-name="T4">.</text:span></text:p>
        </text:section>
        <text:section text:style-name="Sect1" text:name="q56490:4_answer1_label">
          <text:p text:style-name="P3">b.</text:p>
          <text:p text:style-name="P1"><text:span text:style-name="T4">Heredando de </text:span><text:span text:style-name="Source_20_Text"><text:span text:style-name="T7">EventObject</text:span></text:span><text:span text:style-name="T4">.</text:span></text:p>
        </text:section>
        <text:section text:style-name="Sect1" text:name="q56490:4_answer2_label">
          <text:p text:style-name="P3">c.</text:p>
          <text:p text:style-name="P2">Lenguajes descriptivos para la estructura de la interfaz.</text:p>
        </text:section>
        <text:section text:style-name="Sect1" text:name="q56490:4_answer3_label">
          <text:p text:style-name="P3">d.</text:p>
          <text:p text:style-name="P1"><text:span text:style-name="T4">Implementando la interfaz </text:span><text:span text:style-name="Source_20_Text"><text:span text:style-name="T7">EventListener</text:span></text:span><text:span text:style-name="T4">.</text:span></text:p>
        </text:section>
        <text:p text:style-name="P11"><draw:frame draw:style-name="fr1" draw:name="Marco108" text:anchor-type="char" svg:width="0.041cm" draw:z-index="106"><draw:text-box fo:min-height="0.041cm"><text:h text:style-name="P21" text:outline-level="4">Retroalimentación</text:h></draw:text-box></draw:frame><text:span text:style-name="T9">La respuesta correcta es: Heredando de </text:span><text:span text:style-name="Source_20_Text"><text:span text:style-name="T11">EventObject</text:span></text:span><text:span text:style-name="T9">.</text:span></text:p>
        <text:p text:style-name="P12"/>
      </text:section>
      <text:section text:style-name="Sect1" text:name="question-56490-5">
        <text:h text:style-name="P16" text:outline-level="3">Pregunta <text:span text:style-name="T1">5</text:span></text:h>
        <text:p text:style-name="P6"/>
        <text:p text:style-name="P8"><draw:frame draw:style-name="fr1" draw:name="Marco109" text:anchor-type="char" svg:width="0.041cm" draw:z-index="108"><draw:text-box fo:min-height="0.041cm"><text:h text:style-name="P21" text:outline-level="4">Enunciado de la pregunta</text:h></draw:text-box></draw:frame>Usaremos un editor de propiedades programado por nosotros cuando el tipo específico de la propiedad sea un tipo simple. ¿Verdadero o falso?</text:p>
        <text:p text:style-name="P8">Seleccione una:</text:p>
        <text:p text:style-name="P2">Verdadero </text:p>
        <text:p text:style-name="P2">Falso</text:p>
        <text:p text:style-name="P13"><draw:frame draw:style-name="fr1" draw:name="Marco110" text:anchor-type="char" svg:width="0.041cm" draw:z-index="107"><draw:text-box fo:min-height="0.041cm"><text:h text:style-name="P21" text:outline-level="4">Retroalimentación</text:h></draw:text-box></draw:frame>La respuesta correcta es 'Falso'</text:p>
        <text:p text:style-name="P13"/>
      </text:section>
      <text:section text:style-name="Sect1" text:name="question-56490-6">
        <text:h text:style-name="P16" text:outline-level="3">Pregunta <text:span text:style-name="T1">6</text:span></text:h>
        <text:p text:style-name="P6"/>
        <text:p text:style-name="P7"><draw:frame draw:style-name="fr1" draw:name="Marco111" text:anchor-type="char" svg:width="0.041cm" draw:z-index="109"><draw:text-box fo:min-height="0.041cm"><text:h text:style-name="P21" text:outline-level="4">Enunciado de la pregunta</text:h></draw:text-box></draw:frame><text:span text:style-name="T4">El modelo </text:span><text:span text:style-name="ACRONYM"><text:span text:style-name="T4">MVC</text:span></text:span><text:span text:style-name="T4"> sirve separa los aspectos básicos de la creación de una aplicación de aspecto y lógica de negocio ¿Verdadero o Falso?</text:span></text:p>
        <text:p text:style-name="P8">Seleccione una:</text:p>
        <text:p text:style-name="P2">Verdadero </text:p>
        <text:p text:style-name="P2">Falso</text:p>
        <text:p text:style-name="P13"><draw:frame draw:style-name="fr1" draw:name="Marco112" text:anchor-type="char" svg:width="0.041cm" draw:z-index="110"><draw:text-box fo:min-height="0.041cm"><text:h text:style-name="P21" text:outline-level="4">Retroalimentación</text:h></draw:text-box></draw:frame>La respuesta correcta es 'Verdadero'</text:p>
        <text:p text:style-name="P13"/>
      </text:section>
      <text:section text:style-name="Sect1" text:name="question-56490-7">
        <text:h text:style-name="P16" text:outline-level="3">Pregunta <text:span text:style-name="T1">7</text:span></text:h>
        <text:p text:style-name="P6"/>
        <text:p text:style-name="P8"><draw:frame draw:style-name="fr1" draw:name="Marco113" text:anchor-type="char" svg:width="0.041cm" draw:z-index="111"><draw:text-box fo:min-height="0.041cm"><text:h text:style-name="P21" text:outline-level="4">Enunciado de la pregunta</text:h></draw:text-box></draw:frame>Indica que afirmación no es cierta respecto a la reflexión.</text:p>
        <text:p text:style-name="P8">Seleccione una:</text:p>
        <text:section text:style-name="Sect1" text:name="q56490:7_answer0_label">
          <text:p text:style-name="P4">a.</text:p>
          <text:p text:style-name="P1"><text:span text:style-name="T4">Se implementa a través de </text:span><text:span text:style-name="Source_20_Text"><text:span text:style-name="T7">java.lang.reflect</text:span></text:span><text:span text:style-name="T4"> en </text:span><text:span text:style-name="T5">java</text:span><text:span text:style-name="T4">.</text:span></text:p>
        </text:section>
        <text:section text:style-name="Sect1" text:name="q56490:7_answer1_label">
          <text:p text:style-name="P3">b.</text:p>
          <text:p text:style-name="P2">Se basa en los nombres de las propiedades.</text:p>
        </text:section>
        <text:section text:style-name="Sect1" text:name="q56490:7_answer2_label">
          <text:p text:style-name="P3">c.</text:p>
          <text:p text:style-name="P1"><text:span text:style-name="T4">Está implementado en el </text:span><text:span text:style-name="Source_20_Text"><text:span text:style-name="T7">BeanInfo</text:span></text:span><text:span text:style-name="T4">.</text:span></text:p>
        </text:section>
        <text:section text:style-name="Sect1" text:name="q56490:7_answer3_label">
          <text:p text:style-name="P3">d.</text:p>
          <text:p text:style-name="P2">Se basa en el uso de patrones.</text:p>
        </text:section>
        <text:p text:style-name="P11"><draw:frame draw:style-name="fr1" draw:name="Marco114" text:anchor-type="char" svg:width="0.041cm" draw:z-index="112"><draw:text-box fo:min-height="0.041cm"><text:h text:style-name="P21" text:outline-level="4">Retroalimentación</text:h></draw:text-box></draw:frame><text:span text:style-name="T9">La respuesta correcta es: Está implementado en el </text:span><text:span text:style-name="Source_20_Text"><text:span text:style-name="T11">BeanInfo</text:span></text:span><text:span text:style-name="T9">.</text:span></text:p>
        <text:p text:style-name="P12"/>
      </text:section>
      <text:section text:style-name="Sect1" text:name="question-56490-8">
        <text:h text:style-name="P16" text:outline-level="3">Pregunta <text:span text:style-name="T1">8</text:span></text:h>
        <text:p text:style-name="P6"/>
        <text:p text:style-name="P8"><draw:frame draw:style-name="fr1" draw:name="Marco115" text:anchor-type="char" svg:width="0.041cm" draw:z-index="114"><draw:text-box fo:min-height="0.041cm"><text:h text:style-name="P21" text:outline-level="4">Enunciado de la pregunta</text:h></draw:text-box></draw:frame>Usaremos un editor de propiedades programado por nosotros cuando el tipo específico de la propiedad sea un tipo simple. ¿Verdadero o falso?</text:p>
        <text:p text:style-name="P8">Seleccione una:</text:p>
        <text:p text:style-name="P2">Verdadero</text:p>
        <text:p text:style-name="P2">Falso </text:p>
        <text:p text:style-name="P13"><draw:frame draw:style-name="fr1" draw:name="Marco116" text:anchor-type="char" svg:width="0.041cm" draw:z-index="113"><draw:text-box fo:min-height="0.041cm"><text:h text:style-name="P21" text:outline-level="4">Retroalimentación</text:h></draw:text-box></draw:frame>La respuesta correcta es 'Falso'</text:p>
        <text:p text:style-name="P13"/>
      </text:section>
      <text:section text:style-name="Sect1" text:name="question-56490-9">
        <text:h text:style-name="P16" text:outline-level="3">Pregunta <text:span text:style-name="T1">9</text:span></text:h>
        <text:p text:style-name="P6"/>
        <text:p text:style-name="P8"><draw:frame draw:style-name="fr1" draw:name="Marco117" text:anchor-type="char" svg:width="0.041cm" draw:z-index="116"><draw:text-box fo:min-height="0.041cm"><text:h text:style-name="P21" text:outline-level="4">Enunciado de la pregunta</text:h></draw:text-box></draw:frame>Cuando queremos programar nuestra propia serialización implementamos la interfaz serializable. ¿Verdadero o falso?</text:p>
        <text:p text:style-name="P8">Seleccione una:</text:p>
        <text:p text:style-name="P2">Verdadero </text:p>
        <text:p text:style-name="P2">Falso</text:p>
        <text:p text:style-name="P13"><draw:frame draw:style-name="fr1" draw:name="Marco118" text:anchor-type="char" svg:width="0.041cm" draw:z-index="115"><draw:text-box fo:min-height="0.041cm"><text:h text:style-name="P21" text:outline-level="4">Retroalimentación</text:h></draw:text-box></draw:frame>La respuesta correcta es 'Falso'</text:p>
      </text:section>
      <text:section text:style-name="Sect1" text:name="question-56490-10">
        <text:h text:style-name="P16" text:outline-level="3"/>
        <text:h text:style-name="P18" text:outline-level="3"><text:span text:style-name="T12">Pregunta </text:span><text:span text:style-name="T13">10</text:span></text:h>
        <text:p text:style-name="P19"/>
        <text:p text:style-name="P8"><draw:frame draw:style-name="fr1" draw:name="Marco119" text:anchor-type="char" svg:width="0.041cm" draw:z-index="117"><draw:text-box fo:min-height="0.041cm"><text:h text:style-name="P21" text:outline-level="4">Enunciado de la pregunta</text:h></draw:text-box></draw:frame>¿Cuál de estos métodos pertenece exclusivamente a una propiedad no indexada?</text:p>
        <text:p text:style-name="P8">Seleccione una:</text:p>
        <text:section text:style-name="Sect1" text:name="q56490:10_answer0_label">
          <text:p text:style-name="P4">a.</text:p>
          <text:p text:style-name="P1"><text:span text:style-name="Source_20_Text"><text:span text:style-name="T7">public void set&lt;NombreProp&gt; (&lt;TipoProp&gt;[] p)</text:span></text:span></text:p>
        </text:section>
        <text:section text:style-name="Sect1" text:name="q56490:10_answer1_label">
          <text:p text:style-name="P3"><text:soft-page-break/>b.</text:p>
          <text:p text:style-name="P1"><text:span text:style-name="Source_20_Text"><text:span text:style-name="T7">public &lt;TipoProp&gt; get&lt;NombreProp&gt;(int posicion)</text:span></text:span></text:p>
        </text:section>
        <text:section text:style-name="Sect1" text:name="q56490:10_answer2_label">
          <text:p text:style-name="P3">c.</text:p>
          <text:p text:style-name="P1"><text:span text:style-name="Source_20_Text"><text:span text:style-name="T7">public void set&lt;NombreProp&gt; (int posicion, &lt;TipoProp&gt; p)</text:span></text:span></text:p>
        </text:section>
        <text:section text:style-name="Sect1" text:name="q56490:10_answer3_label">
          <text:p text:style-name="P3">d.</text:p>
          <text:p text:style-name="P1"><text:span text:style-name="Source_20_Text"><text:span text:style-name="T7">public &lt;TipoProp&gt; get&lt;NombreProp&gt;()</text:span></text:span></text:p>
        </text:section>
        <text:p text:style-name="P11"><draw:frame draw:style-name="fr1" draw:name="Marco120" text:anchor-type="char" svg:width="0.041cm" draw:z-index="118"><draw:text-box fo:min-height="0.041cm"><text:h text:style-name="P21" text:outline-level="4">Retroalimentación</text:h></draw:text-box></draw:frame><text:span text:style-name="T9">La respuesta correcta es: </text:span><text:span text:style-name="Source_20_Text"><text:span text:style-name="T11">public &lt;TipoProp&gt; get&lt;NombreProp&gt;()</text:span>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Poppins" svg:font-family="Poppins, sans-serif"/>
    <style:font-face style:name="SFMono-Regular" svg:font-family="SFMono-Regular, Menlo, Monaco, Consolas, 'Liberation Mono', 'Courier New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ACRONYM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6M45S</meta:editing-duration>
    <meta:editing-cycles>6</meta:editing-cycles>
    <meta:generator>OpenOffice/4.1.13$Win32 OpenOffice.org_project/4113m1$Build-9810</meta:generator>
    <dc:date>2023-05-08T19:53:20.72</dc:date>
    <dc:creator>Pimpin Around</dc:creator>
    <meta:printed-by>Pimpin Around</meta:printed-by>
    <meta:print-date>2023-05-08T19:52:34.98</meta:print-date>
    <meta:document-statistic meta:table-count="2" meta:image-count="0" meta:object-count="0" meta:page-count="15" meta:paragraph-count="901" meta:word-count="3676" meta:character-count="24848"/>
    <meta:user-defined meta:name="Info 1"/>
    <meta:user-defined meta:name="Info 2"/>
    <meta:user-defined meta:name="Info 3"/>
    <meta:user-defined meta:name="Info 4"/>
  </office:meta>
</office:document-meta>
</file>